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Palatino Linotype1" svg:font-family="'Palatino Linotype'" style:font-family-generic="roman" style:font-pitch="variable"/>
    <style:font-face style:name="Palatino Linotype" svg:font-family="'Palatino Linotype'" style:font-adornments="obyčej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tučné"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ulka1" style:family="table" style:master-page-name="">
      <style:table-properties style:width="16.999cm" fo:margin-top="0.199cm" fo:margin-bottom="0.199cm" style:page-number="0" table:align="margins"/>
    </style:style>
    <style:style style:name="Tabulka1.A" style:family="table-column">
      <style:table-column-properties style:column-width="1.588cm" style:rel-column-width="6120*"/>
    </style:style>
    <style:style style:name="Tabulka1.B" style:family="table-column">
      <style:table-column-properties style:column-width="3.149cm" style:rel-column-width="12138*"/>
    </style:style>
    <style:style style:name="Tabulka1.C" style:family="table-column">
      <style:table-column-properties style:column-width="12.263cm" style:rel-column-width="47277*"/>
    </style:style>
    <style:style style:name="Tabulka1.A1" style:family="table-cell">
      <style:table-cell-properties fo:background-color="#e6e6ff" fo:padding-left="0.101cm" fo:padding-right="0cm" fo:padding-top="0.101cm" fo:padding-bottom="0cm" fo:border-left="0.002cm solid #000000" fo:border-right="none" fo:border-top="0.002cm solid #000000" fo:border-bottom="0.035cm solid #000000">
        <style:background-image/>
      </style:table-cell-properties>
    </style:style>
    <style:style style:name="Tabulka1.C1" style:family="table-cell">
      <style:table-cell-properties fo:background-color="#e6e6ff" fo:padding-left="0.101cm" fo:padding-right="0cm" fo:padding-top="0.101cm" fo:padding-bottom="0cm" fo:border-left="0.002cm solid #000000" fo:border-right="0.002cm solid #000000" fo:border-top="0.002cm solid #000000" fo:border-bottom="0.035cm solid #000000">
        <style:background-image/>
      </style:table-cell-properties>
    </style:style>
    <style:style style:name="Tabulka1.A2" style:family="table-cell">
      <style:table-cell-properties fo:background-color="#e6e6ff" fo:padding-left="0.101cm" fo:padding-right="0cm" fo:padding-top="0.101cm" fo:padding-bottom="0cm" fo:border-left="0.002cm solid #000000" fo:border-right="none" fo:border-top="none" fo:border-bottom="0.002cm solid #000000">
        <style:background-image/>
      </style:table-cell-properties>
    </style:style>
    <style:style style:name="Tabulka1.B2" style:family="table-cell" style:data-style-name="N0">
      <style:table-cell-properties fo:background-color="#e6e6ff" fo:padding-left="0.101cm" fo:padding-right="0cm" fo:padding-top="0.101cm" fo:padding-bottom="0cm" fo:border-left="0.002cm solid #000000" fo:border-right="none" fo:border-top="none" fo:border-bottom="0.002cm solid #000000">
        <style:background-image/>
      </style:table-cell-properties>
    </style:style>
    <style:style style:name="Tabulka1.C2" style:family="table-cell">
      <style:table-cell-properties fo:background-color="#e6e6ff" fo:padding-left="0.101cm" fo:padding-right="0cm" fo:padding-top="0.101cm" fo:padding-bottom="0cm" fo:border-left="0.002cm solid #000000" fo:border-right="0.002cm solid #000000" fo:border-top="none" fo:border-bottom="0.002cm solid #000000">
        <style:background-image/>
      </style:table-cell-properties>
    </style:style>
    <style:style style:name="Tabulka1.7" style:family="table-row">
      <style:table-row-properties style:min-row-height="0.661cm"/>
    </style:style>
    <style:style style:name="Tabulka2" style:family="table">
      <style:table-properties style:width="16.999cm" fo:margin-top="0.101cm" fo:margin-bottom="0cm" table:align="margins"/>
    </style:style>
    <style:style style:name="Tabulka2.A" style:family="table-column">
      <style:table-column-properties style:column-width="2.302cm" style:rel-column-width="8874*"/>
    </style:style>
    <style:style style:name="Tabulka2.B" style:family="table-column">
      <style:table-column-properties style:column-width="1.224cm" style:rel-column-width="4719*"/>
    </style:style>
    <style:style style:name="Tabulka2.C" style:family="table-column">
      <style:table-column-properties style:column-width="1.226cm" style:rel-column-width="4726*"/>
    </style:style>
    <style:style style:name="Tabulka2.M" style:family="table-column">
      <style:table-column-properties style:column-width="1.228cm" style:rel-column-width="4731*"/>
    </style:style>
    <style:style style:name="Tabulka2.A1" style:family="table-cell">
      <style:table-cell-properties fo:background-color="#e6e6ff" fo:padding-left="0.101cm" fo:padding-right="0.101cm" fo:padding-top="0cm" fo:padding-bottom="0cm" fo:border-left="0.002cm solid #000000" fo:border-right="none" fo:border-top="0.002cm solid #000000" fo:border-bottom="0.002cm solid #000000">
        <style:background-image/>
      </style:table-cell-properties>
    </style:style>
    <style:style style:name="Tabulka2.M1" style:family="table-cell">
      <style:table-cell-properties fo:background-color="#e6e6ff" fo:padding-left="0.101cm" fo:padding-right="0.101cm" fo:padding-top="0cm" fo:padding-bottom="0cm" fo:border="0.002cm solid #000000">
        <style:background-image/>
      </style:table-cell-properties>
    </style:style>
    <style:style style:name="Tabulka2.A2" style:family="table-cell">
      <style:table-cell-properties fo:background-color="#e6e6ff" fo:padding-left="0.101cm" fo:padding-right="0.101cm" fo:padding-top="0cm" fo:padding-bottom="0cm" fo:border-left="0.002cm solid #000000" fo:border-right="none" fo:border-top="none" fo:border-bottom="0.035cm solid #000000">
        <style:background-image/>
      </style:table-cell-properties>
    </style:style>
    <style:style style:name="Tabulka2.B2" style:family="table-cell" style:data-style-name="N0">
      <style:table-cell-properties fo:background-color="#e6e6ff" fo:padding-left="0.101cm" fo:padding-right="0.101cm" fo:padding-top="0cm" fo:padding-bottom="0cm" fo:border-left="0.002cm solid #000000" fo:border-right="none" fo:border-top="none" fo:border-bottom="0.035cm solid #000000">
        <style:background-image/>
      </style:table-cell-properties>
    </style:style>
    <style:style style:name="Tabulka2.M2" style:family="table-cell" style:data-style-name="N0">
      <style:table-cell-properties fo:background-color="#e6e6ff" fo:padding-left="0.101cm" fo:padding-right="0.101cm" fo:padding-top="0cm" fo:padding-bottom="0cm" fo:border-left="0.002cm solid #000000" fo:border-right="0.002cm solid #000000" fo:border-top="none" fo:border-bottom="0.035cm solid #000000">
        <style:background-image/>
      </style:table-cell-properties>
    </style:style>
    <style:style style:name="Tabulka2.A3" style:family="table-cell">
      <style:table-cell-properties fo:background-color="#e6e6ff" fo:padding-left="0.101cm" fo:padding-right="0.101cm" fo:padding-top="0cm" fo:padding-bottom="0cm" fo:border-left="0.002cm solid #000000" fo:border-right="none" fo:border-top="none" fo:border-bottom="0.002cm solid #000000">
        <style:background-image/>
      </style:table-cell-properties>
    </style:style>
    <style:style style:name="Tabulka2.B3" style:family="table-cell">
      <style:table-cell-properties fo:padding-left="0.101cm" fo:padding-right="0.101cm" fo:padding-top="0cm" fo:padding-bottom="0cm" fo:border-left="0.002cm solid #000000" fo:border-right="none" fo:border-top="none" fo:border-bottom="0.002cm solid #000000"/>
    </style:style>
    <style:style style:name="Tabulka2.C3" style:family="table-cell">
      <style:table-cell-properties fo:padding="0cm" fo:border-left="0.002cm solid #000000" fo:border-right="none" fo:border-top="none" fo:border-bottom="0.002cm solid #000000"/>
    </style:style>
    <style:style style:name="Tabulka2.D3" style:family="table-cell">
      <style:table-cell-properties fo:background-color="#9999ff" fo:padding="0cm" fo:border-left="0.002cm solid #000000" fo:border-right="none" fo:border-top="none" fo:border-bottom="0.002cm solid #000000">
        <style:background-image/>
      </style:table-cell-properties>
    </style:style>
    <style:style style:name="Tabulka2.M3" style:family="table-cell">
      <style:table-cell-properties fo:padding="0cm" fo:border-left="0.002cm solid #000000" fo:border-right="0.002cm solid #000000" fo:border-top="none" fo:border-bottom="0.002cm solid #000000"/>
    </style:style>
    <style:style style:name="Tabulka2.M5" style:family="table-cell">
      <style:table-cell-properties fo:background-color="#9999ff" fo:padding="0cm" fo:border-left="0.002cm solid #000000" fo:border-right="0.002cm solid #000000" fo:border-top="none" fo:border-bottom="0.002cm solid #000000">
        <style:background-image/>
      </style:table-cell-properties>
    </style:style>
    <style:style style:name="Tabulka2.A9" style:family="table-cell">
      <style:table-cell-properties fo:background-color="transparent" fo:padding-left="0cm" fo:padding-right="0cm" fo:padding-top="0.101cm" fo:padding-bottom="0cm" fo:border-left="0.018cm solid #808080" fo:border-right="0.018cm solid #808080" fo:border-top="none" fo:border-bottom="0.018cm solid #808080">
        <style:background-image/>
      </style:table-cell-properties>
    </style:style>
    <style:style style:name="P1" style:family="paragraph" style:parent-style-name="Text_20_body">
      <style:paragraph-properties fo:orphans="2" fo:widows="2"/>
      <style:text-properties fo:font-style="normal" fo:font-weight="normal" style:font-style-asian="normal" style:font-weight-asian="normal" style:font-style-complex="normal" style:font-weight-complex="normal"/>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orphans="2" fo:widows="2"/>
      <style:text-properties fo:font-style="normal" style:font-style-asian="normal" style:font-style-complex="normal"/>
    </style:style>
    <style:style style:name="P4" style:family="paragraph" style:parent-style-name="Text_20_body">
      <style:paragraph-properties fo:orphans="2" fo:widows="2"/>
      <style:text-properties fo:font-weight="normal" style:font-weight-asian="normal" style:font-weight-complex="normal"/>
    </style:style>
    <style:style style:name="P5" style:family="paragraph" style:parent-style-name="Text_20_body">
      <style:paragraph-properties fo:orphans="2" fo:widows="2"/>
      <style:text-properties style:font-name="Palatino Linotype1"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paragraph-properties fo:orphans="2" fo:widows="2"/>
    </style:style>
    <style:style style:name="P7" style:family="paragraph" style:parent-style-name="Text_20_body">
      <style:paragraph-properties fo:orphans="2" fo:widows="2"/>
      <style:text-properties style:text-position="0% 100%" style:font-name="Palatino Linotype" fo:font-style="normal" fo:font-weight="normal" style:font-style-asian="normal" style:font-weight-asian="normal" style:font-style-complex="normal" style:font-weight-complex="normal"/>
    </style:style>
    <style:style style:name="P8" style:family="paragraph" style:parent-style-name="Text_20_body">
      <style:paragraph-properties fo:orphans="2" fo:widows="2"/>
      <style:text-properties style:use-window-font-color="true" style:font-name="Consolas" fo:font-size="9pt" fo:font-style="normal" style:font-name-asian="Consolas" style:font-size-asian="9pt" style:font-style-asian="normal" style:font-name-complex="Consolas" style:font-size-complex="9pt" style:font-style-complex="normal"/>
    </style:style>
    <style:style style:name="P9" style:family="paragraph" style:parent-style-name="Text_20_body">
      <style:paragraph-properties fo:orphans="2" fo:widows="2"/>
      <style:text-properties style:use-window-font-color="true" style:font-name-asian="Consolas" style:font-name-complex="Consolas"/>
    </style:style>
    <style:style style:name="P10" style:family="paragraph" style:parent-style-name="Text_20_body">
      <style:paragraph-properties fo:orphans="2" fo:widows="2"/>
      <style:text-properties style:use-window-font-color="true" fo:font-style="normal" fo:font-weight="normal" style:font-name-asian="Consolas" style:font-style-asian="normal" style:font-weight-asian="normal" style:font-name-complex="Consolas" style:font-style-complex="normal" style:font-weight-complex="normal"/>
    </style:style>
    <style:style style:name="P11" style:family="paragraph" style:parent-style-name="Text_20_body">
      <style:paragraph-properties fo:orphans="2" fo:widows="2"/>
      <style:text-properties style:use-window-font-color="true" style:font-name="Palatino Linotype1"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P12" style:family="paragraph" style:parent-style-name="Text_20_body">
      <style:paragraph-properties fo:margin-left="0cm" fo:margin-right="0cm" fo:orphans="2" fo:widows="2" fo:text-indent="0cm" style:auto-text-indent="false"/>
    </style:style>
    <style:style style:name="P13" style:family="paragraph" style:parent-style-name="Text_20_body">
      <style:paragraph-properties fo:margin-left="0cm" fo:margin-right="0cm" fo:orphans="2" fo:widows="2" fo:text-indent="0cm" style:auto-text-indent="false"/>
      <style:text-properties style:font-name="Palatino Linotype1"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orphans="2" fo:widows="2"/>
    </style:style>
    <style:style style:name="P15" style:family="paragraph" style:parent-style-name="Standard">
      <style:paragraph-properties fo:orphans="2" fo:widows="2"/>
      <style:text-properties fo:color="#0000ff" style:font-name="Consolas" fo:font-size="9pt" fo:font-style="normal" style:font-name-asian="Consolas" style:font-size-asian="9pt" style:font-style-asian="normal" style:font-name-complex="Consolas" style:font-size-complex="9pt" style:font-style-complex="normal"/>
    </style:style>
    <style:style style:name="P16" style:family="paragraph" style:parent-style-name="Standard">
      <style:paragraph-properties fo:orphans="2" fo:widows="2"/>
      <style:text-properties style:use-window-font-color="true" style:font-name="Consolas" fo:font-size="9pt" fo:font-style="normal" style:font-name-asian="Consolas" style:font-size-asian="9pt" style:font-style-asian="normal" style:font-name-complex="Consolas" style:font-size-complex="9pt" style:font-style-complex="normal"/>
    </style:style>
    <style:style style:name="P17" style:family="paragraph" style:parent-style-name="Table_20_Contents">
      <style:paragraph-properties fo:text-align="justify" style:justify-single-word="false" fo:orphans="2" fo:widows="2"/>
      <style:text-properties style:font-name="Palatino Linotype"/>
    </style:style>
    <style:style style:name="P18" style:family="paragraph" style:parent-style-name="Table_20_Contents">
      <style:paragraph-properties fo:text-align="justify" style:justify-single-word="false" fo:orphans="2" fo:widows="2"/>
      <style:text-properties style:font-name="Palatino Linotype" fo:background-color="transparent"/>
    </style:style>
    <style:style style:name="P19" style:family="paragraph" style:parent-style-name="Table_20_Contents">
      <style:paragraph-properties fo:text-align="justify" style:justify-single-word="false" fo:orphans="2" fo:widows="2"/>
      <style:text-properties style:font-name="Palatino Linotype" fo:font-style="italic" fo:background-color="transparent" style:font-style-asian="italic" style:font-style-complex="italic"/>
    </style:style>
    <style:style style:name="P20" style:family="paragraph" style:parent-style-name="Table_20_Contents">
      <style:paragraph-properties fo:text-align="center" style:justify-single-word="false" fo:orphans="2" fo:widows="2"/>
      <style:text-properties fo:color="#ffffff" style:font-name="Arial" fo:font-weight="bold" style:font-weight-asian="bold" style:font-weight-complex="bold"/>
    </style:style>
    <style:style style:name="P21" style:family="paragraph" style:parent-style-name="Table_20_Contents">
      <style:paragraph-properties fo:line-height="93%" fo:text-align="justify" style:justify-single-word="false" fo:orphans="2" fo:widows="2" style:shadow="none"/>
      <style:text-properties style:font-name="Palatino Linotype" fo:font-size="11pt" style:font-size-asian="11pt" style:font-size-complex="11pt"/>
    </style:style>
    <style:style style:name="P22" style:family="paragraph" style:parent-style-name="Text_20_body">
      <style:paragraph-properties fo:margin-left="0.6cm" fo:margin-right="0cm" fo:orphans="2" fo:widows="2" fo:text-indent="0cm" style:auto-text-indent="false"/>
      <style:text-properties style:use-window-font-color="true" style:font-name="Palatino Linotype1" fo:font-size="12pt" fo:font-style="italic" fo:font-weight="normal" style:font-name-asian="Consolas" style:font-size-asian="12pt" style:font-style-asian="italic" style:font-weight-asian="normal" style:font-name-complex="Consolas" style:font-size-complex="12pt" style:font-style-complex="italic" style:font-weight-complex="normal"/>
    </style:style>
    <style:style style:name="P23" style:family="paragraph" style:parent-style-name="Text_20_body">
      <style:paragraph-properties fo:margin-left="0.7cm" fo:margin-right="0cm" fo:orphans="2" fo:widows="2" fo:text-indent="0.499cm" style:auto-text-indent="false" fo:background-color="transparent">
        <style:background-image/>
      </style:paragraph-properties>
    </style:style>
    <style:style style:name="P24" style:family="paragraph" style:parent-style-name="Text_20_body">
      <style:paragraph-properties fo:margin-left="0.7cm" fo:margin-right="0cm" fo:orphans="2" fo:widows="2" fo:text-indent="0.499cm" style:auto-text-indent="false" fo:background-color="transparent">
        <style:background-image/>
      </style:paragraph-properties>
      <style:text-properties style:font-name="Palatino Linotype1" fo:font-style="normal" fo:font-weight="normal" fo:background-color="transparent" style:font-style-asian="normal" style:font-weight-asian="normal" style:font-style-complex="normal" style:font-weight-complex="normal"/>
    </style:style>
    <style:style style:name="P25" style:family="paragraph" style:parent-style-name="Text_20_body">
      <style:paragraph-properties fo:margin-left="0.7cm" fo:margin-right="0cm" fo:orphans="2" fo:widows="2" fo:text-indent="0.499cm" style:auto-text-indent="false" fo:background-color="transparent">
        <style:background-image/>
      </style:paragraph-properties>
      <style:text-properties style:use-window-font-color="true" style:font-name="Consolas" fo:font-size="9pt" fo:font-style="normal" fo:font-weight="normal" fo:background-color="transparent" style:font-name-asian="Consolas" style:font-size-asian="9pt" style:font-style-asian="normal" style:font-weight-asian="normal" style:font-name-complex="Consolas" style:font-size-complex="9pt" style:font-style-complex="normal" style:font-weight-complex="normal"/>
    </style:style>
    <style:style style:name="P26" style:family="paragraph" style:parent-style-name="Text_20_body">
      <style:paragraph-properties fo:margin-left="0.7cm" fo:margin-right="0cm" fo:orphans="2" fo:widows="2" fo:text-indent="0.499cm" style:auto-text-indent="false"/>
    </style:style>
    <style:style style:name="P27" style:family="paragraph" style:parent-style-name="Text_20_body">
      <style:paragraph-properties fo:margin-left="0.7cm" fo:margin-right="0cm" fo:orphans="2" fo:widows="2" fo:text-indent="0.499cm" style:auto-text-indent="false"/>
      <style:text-properties fo:font-style="normal" style:font-style-asian="normal" style:font-style-complex="normal"/>
    </style:style>
    <style:style style:name="P28" style:family="paragraph" style:parent-style-name="Text_20_body">
      <style:paragraph-properties fo:margin-left="0.7cm" fo:margin-right="0cm" fo:orphans="2" fo:widows="2" fo:text-indent="0.499cm" style:auto-text-indent="false"/>
      <style:text-properties fo:font-style="normal" fo:font-weight="normal" style:font-style-asian="normal" style:font-weight-asian="normal" style:font-style-complex="normal" style:font-weight-complex="normal"/>
    </style:style>
    <style:style style:name="P29" style:family="paragraph" style:parent-style-name="Text_20_body">
      <style:paragraph-properties fo:margin-left="0.7cm" fo:margin-right="0cm" fo:orphans="2" fo:widows="2" fo:text-indent="0.499cm" style:auto-text-indent="false"/>
      <style:text-properties fo:font-weight="normal" style:font-weight-asian="normal" style:font-weight-complex="normal"/>
    </style:style>
    <style:style style:name="P30" style:family="paragraph" style:parent-style-name="Text_20_body">
      <style:paragraph-properties fo:margin-left="0.7cm" fo:margin-right="0cm" fo:orphans="2" fo:widows="2" fo:text-indent="0.499cm" style:auto-text-indent="false"/>
      <style:text-properties style:font-name="Palatino Linotype1"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Text_20_body">
      <style:paragraph-properties fo:margin-left="0.7cm" fo:margin-right="0cm" fo:orphans="2" fo:widows="2" fo:text-indent="0cm" style:auto-text-indent="false"/>
    </style:style>
    <style:style style:name="P32" style:family="paragraph" style:parent-style-name="Text_20_body" style:list-style-name="L1">
      <style:paragraph-properties fo:orphans="2" fo:widows="2"/>
      <style:text-properties fo:font-style="normal" fo:font-weight="normal" style:font-style-asian="normal" style:font-weight-asian="normal" style:font-style-complex="normal" style:font-weight-complex="normal"/>
    </style:style>
    <style:style style:name="P33" style:family="paragraph" style:parent-style-name="Text_20_body" style:list-style-name="L3">
      <style:paragraph-properties fo:text-align="start" style:justify-single-word="false" fo:orphans="2" fo:widows="2"/>
      <style:text-properties fo:font-style="normal" fo:font-weight="normal" style:font-style-asian="normal" style:font-weight-asian="normal" style:font-style-complex="normal" style:font-weight-complex="normal"/>
    </style:style>
    <style:style style:name="P34" style:family="paragraph" style:parent-style-name="Text_20_body" style:list-style-name="L2">
      <style:paragraph-properties fo:orphans="2" fo:widows="2"/>
      <style:text-properties fo:font-style="normal" style:font-style-asian="normal" style:font-style-complex="normal"/>
    </style:style>
    <style:style style:name="P35" style:family="paragraph" style:parent-style-name="Text_20_body" style:list-style-name="L3">
      <style:paragraph-properties fo:text-align="start" style:justify-single-word="false" fo:orphans="2" fo:widows="2"/>
      <style:text-properties fo:font-style="normal" fo:font-weight="bold" style:font-style-asian="normal" style:font-weight-asian="bold" style:font-style-complex="normal" style:font-weight-complex="bold"/>
    </style:style>
    <style:style style:name="P36" style:family="paragraph" style:parent-style-name="Text_20_body" style:list-style-name="L1">
      <style:paragraph-properties fo:orphans="2" fo:widows="2"/>
    </style:style>
    <style:style style:name="P37" style:family="paragraph" style:parent-style-name="Text_20_body" style:list-style-name="L3">
      <style:paragraph-properties fo:text-align="start" style:justify-single-word="false" fo:orphans="2" fo:widows="2"/>
      <style:text-properties fo:font-weight="bold" style:font-weight-asian="bold" style:font-weight-complex="bold"/>
    </style:style>
    <style:style style:name="P38" style:family="paragraph" style:parent-style-name="Text_20_body" style:list-style-name="L3">
      <style:paragraph-properties fo:text-align="start" style:justify-single-word="false" fo:orphans="2" fo:widows="2"/>
    </style:style>
    <style:style style:name="P39" style:family="paragraph" style:parent-style-name="Text_20_body" style:list-style-name="L3">
      <style:paragraph-properties fo:text-align="start" style:justify-single-word="false" fo:orphans="2" fo:widows="2"/>
      <style:text-properties fo:font-weight="normal" style:font-weight-asian="normal" style:font-weight-complex="normal"/>
    </style:style>
    <style:style style:name="P40" style:family="paragraph" style:parent-style-name="Text_20_body">
      <style:paragraph-properties fo:margin-left="0.7cm" fo:margin-right="0cm" fo:orphans="2" fo:widows="2" fo:text-indent="0.499cm" style:auto-text-indent="false"/>
    </style:style>
    <style:style style:name="P41" style:family="paragraph" style:parent-style-name="Heading_20_1">
      <style:paragraph-properties fo:text-align="center" style:justify-single-word="false" fo:orphans="2" fo:widows="2"/>
    </style:style>
    <style:style style:name="P42" style:family="paragraph" style:parent-style-name="Heading_20_1" style:master-page-name="">
      <style:paragraph-properties fo:margin-top="0.42cm" fo:margin-bottom="0cm" fo:text-align="center" style:justify-single-word="false" fo:orphans="2" fo:widows="2" style:page-number="auto"/>
      <style:text-properties fo:font-size="24pt" style:font-size-asian="24pt" style:font-size-complex="24pt"/>
    </style:style>
    <style:style style:name="P43" style:family="paragraph" style:parent-style-name="Heading_20_1">
      <style:paragraph-properties fo:margin-top="0.019cm" fo:margin-bottom="0.011cm" fo:text-align="center" style:justify-single-word="false" fo:orphans="2" fo:widows="2"/>
    </style:style>
    <style:style style:name="P44" style:family="paragraph" style:parent-style-name="Heading_20_3">
      <style:paragraph-properties fo:orphans="2" fo:widows="2"/>
    </style:style>
    <style:style style:name="P45" style:family="paragraph" style:parent-style-name="Heading_20_3">
      <style:paragraph-properties fo:orphans="2" fo:widows="2"/>
      <style:text-properties style:use-window-font-color="true" style:font-name-asian="Consolas" style:font-name-complex="Consolas"/>
    </style:style>
    <style:style style:name="P46" style:family="paragraph" style:parent-style-name="Heading_20_3">
      <style:paragraph-properties fo:orphans="2" fo:widows="2"/>
      <style:text-properties style:use-window-font-color="true" fo:font-style="normal" fo:font-weight="bold" style:font-name-asian="Consolas" style:font-style-asian="normal" style:font-weight-asian="bold" style:font-name-complex="Consolas" style:font-style-complex="normal" style:font-weight-complex="bold"/>
    </style:style>
    <style:style style:name="P47" style:family="paragraph" style:parent-style-name="Heading_20_5">
      <style:paragraph-properties fo:orphans="2" fo:widows="2"/>
    </style:style>
    <style:style style:name="P48" style:family="paragraph" style:parent-style-name="Heading_20_5">
      <style:paragraph-properties fo:orphans="2" fo:widows="2"/>
      <style:text-properties fo:font-style="normal" fo:font-weight="bold" style:font-style-asian="normal" style:font-weight-asian="bold" style:font-style-complex="normal" style:font-weight-complex="bold"/>
    </style:style>
    <style:style style:name="P49" style:family="paragraph" style:parent-style-name="Heading_20_5">
      <style:paragraph-properties fo:orphans="2" fo:widows="2"/>
      <style:text-properties fo:font-style="normal" style:font-style-asian="normal" style:font-style-complex="normal"/>
    </style:style>
    <style:style style:name="P50" style:family="paragraph" style:parent-style-name="Heading_20_5">
      <style:paragraph-properties fo:orphans="2" fo:widows="2"/>
      <style:text-properties fo:font-weight="bold" style:font-weight-asian="bold" style:font-weight-complex="bold"/>
    </style:style>
    <style:style style:name="P51" style:family="paragraph" style:parent-style-name="Heading_20_5">
      <style:paragraph-properties fo:orphans="2" fo:widows="2"/>
      <style:text-properties style:use-window-font-color="true" style:font-name-asian="Consolas" style:font-name-complex="Consolas"/>
    </style:style>
    <style:style style:name="P52" style:family="paragraph" style:parent-style-name="Heading_20_5">
      <style:paragraph-properties fo:orphans="2" fo:widows="2"/>
      <style:text-properties style:use-window-font-color="true" fo:font-weight="bold" style:font-name-asian="Consolas" style:font-weight-asian="bold" style:font-name-complex="Consolas" style:font-weight-complex="bold"/>
    </style:style>
    <style:style style:name="P53" style:family="paragraph" style:parent-style-name="Heading_20_5">
      <style:paragraph-properties fo:orphans="2" fo:widows="2"/>
      <style:text-properties style:use-window-font-color="true" fo:font-style="normal" fo:font-weight="bold" style:font-name-asian="Consolas" style:font-style-asian="normal" style:font-weight-asian="bold" style:font-name-complex="Consolas" style:font-style-complex="normal" style:font-weight-complex="bold"/>
    </style:style>
    <style:style style:name="P54" style:family="paragraph" style:parent-style-name="Heading_20_6">
      <style:paragraph-properties fo:orphans="2" fo:widows="2"/>
    </style:style>
    <style:style style:name="P55" style:family="paragraph" style:parent-style-name="Heading_20_6">
      <style:paragraph-properties fo:orphans="2" fo:widows="2"/>
      <style:text-properties fo:font-style="normal" style:font-style-asian="normal" style:font-style-complex="normal"/>
    </style:style>
    <style:style style:name="P56" style:family="paragraph" style:parent-style-name="Heading_20_6">
      <style:paragraph-properties fo:orphans="2" fo:widows="2"/>
      <style:text-properties fo:font-style="normal" fo:font-weight="bold" style:font-style-asian="normal" style:font-weight-asian="bold" style:font-style-complex="normal" style:font-weight-complex="bold"/>
    </style:style>
    <style:style style:name="P57" style:family="paragraph" style:parent-style-name="Heading_20_6">
      <style:paragraph-properties fo:orphans="2" fo:widows="2"/>
      <style:text-properties style:use-window-font-color="true" style:font-name-asian="Consolas" style:font-name-complex="Consolas"/>
    </style:style>
    <style:style style:name="P58" style:family="paragraph" style:parent-style-name="Heading_20_6">
      <style:paragraph-properties fo:orphans="2" fo:widows="2"/>
      <style:text-properties style:use-window-font-color="true" fo:font-style="normal" style:font-name-asian="Consolas" style:font-style-asian="normal" style:font-name-complex="Consolas"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position="super 58%" fo:font-style="normal" style:font-style-asian="normal" style:font-style-complex="normal"/>
    </style:style>
    <style:style style:name="T11" style:family="text">
      <style:text-properties style:text-position="super 58%" style:font-name="Palatino Linotype" fo:font-style="normal" style:font-style-asian="normal" style:font-style-complex="normal"/>
    </style:style>
    <style:style style:name="T12" style:family="text">
      <style:text-properties style:text-position="0% 100%" fo:font-style="normal" style:font-style-asian="normal" style:font-style-complex="normal"/>
    </style:style>
    <style:style style:name="T13" style:family="text">
      <style:text-properties style:text-position="0% 100%" style:font-name="Palatino Linotype" fo:font-style="normal" style:font-style-asian="normal" style:font-style-complex="normal"/>
    </style:style>
    <style:style style:name="T14" style:family="text">
      <style:text-properties style:text-position="0% 100%" style:font-name="Palatino Linotype" fo:font-style="normal" style:text-underline-style="solid" style:text-underline-width="auto" style:text-underline-color="font-color" style:font-style-asian="normal" style:font-style-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fo:color="#0000ff" style:font-name="Consolas" fo:font-size="9pt" fo:font-style="normal" style:font-name-asian="Consolas" style:font-size-asian="9pt" style:font-style-asian="normal" style:font-name-complex="Consolas" style:font-size-complex="9pt" style:font-style-complex="normal"/>
    </style:style>
    <style:style style:name="T18" style:family="text">
      <style:text-properties fo:color="#0000ff" style:font-name="Consolas" fo:font-size="9pt" fo:font-style="normal" fo:font-weight="normal" fo:background-color="transparent" style:font-name-asian="Consolas" style:font-size-asian="9pt" style:font-style-asian="normal" style:font-weight-asian="normal" style:font-name-complex="Consolas" style:font-size-complex="9pt" style:font-style-complex="normal" style:font-weight-complex="normal"/>
    </style:style>
    <style:style style:name="T19" style:family="text">
      <style:text-properties fo:color="#0000ff" style:font-name="Consolas" fo:font-size="9pt" fo:font-style="normal" fo:font-weight="normal" style:font-name-asian="Consolas" style:font-size-asian="9pt" style:font-style-asian="normal" style:font-weight-asian="normal" style:font-name-complex="Consolas" style:font-size-complex="9pt" style:font-style-complex="normal" style:font-weight-complex="normal"/>
    </style:style>
    <style:style style:name="T20" style:family="text">
      <style:text-properties style:use-window-font-color="true" style:font-name="Consolas" fo:font-size="9pt" fo:font-style="normal" style:font-name-asian="Consolas" style:font-size-asian="9pt" style:font-style-asian="normal" style:font-name-complex="Consolas" style:font-size-complex="9pt" style:font-style-complex="normal"/>
    </style:style>
    <style:style style:name="T21" style:family="text">
      <style:text-properties style:use-window-font-color="true" style:font-name="Consolas" fo:font-size="9pt" fo:font-style="normal" fo:font-weight="normal" fo:background-color="transparent" style:font-name-asian="Consolas" style:font-size-asian="9pt" style:font-style-asian="normal" style:font-weight-asian="normal" style:font-name-complex="Consolas" style:font-size-complex="9pt" style:font-style-complex="normal" style:font-weight-complex="normal"/>
    </style:style>
    <style:style style:name="T22" style:family="text">
      <style:text-properties style:use-window-font-color="true" style:font-name-asian="Consolas" style:font-name-complex="Consolas"/>
    </style:style>
    <style:style style:name="T23" style:family="text">
      <style:text-properties style:use-window-font-color="true" fo:font-weight="bold" style:font-name-asian="Consolas" style:font-weight-asian="bold" style:font-name-complex="Consolas" style:font-weight-complex="bold"/>
    </style:style>
    <style:style style:name="T24" style:family="text">
      <style:text-properties style:use-window-font-color="true" fo:font-weight="normal" style:font-name-asian="Consolas" style:font-weight-asian="normal" style:font-name-complex="Consolas" style:font-weight-complex="normal"/>
    </style:style>
    <style:style style:name="T25" style:family="text">
      <style:text-properties style:use-window-font-color="true" fo:font-style="italic" fo:font-weight="bold" style:font-name-asian="Consolas" style:font-style-asian="italic" style:font-weight-asian="bold" style:font-name-complex="Consolas" style:font-style-complex="italic" style:font-weight-complex="bold"/>
    </style:style>
    <style:style style:name="T26" style:family="text">
      <style:text-properties style:use-window-font-color="true" fo:font-style="italic" style:font-name-asian="Consolas" style:font-style-asian="italic" style:font-name-complex="Consolas" style:font-style-complex="italic"/>
    </style:style>
    <style:style style:name="T27" style:family="text">
      <style:text-properties style:use-window-font-color="true" fo:font-style="italic" fo:font-weight="normal" style:font-name-asian="Consolas" style:font-style-asian="italic" style:font-weight-asian="normal" style:font-name-complex="Consolas" style:font-style-complex="italic" style:font-weight-complex="normal"/>
    </style:style>
    <style:style style:name="T28" style:family="text">
      <style:text-properties style:use-window-font-color="true" style:text-position="super 62%" style:font-name-asian="Consolas" style:font-name-complex="Consolas"/>
    </style:style>
    <style:style style:name="T29" style:family="text">
      <style:text-properties style:use-window-font-color="true" fo:font-style="normal" style:font-name-asian="Consolas" style:font-style-asian="normal" style:font-name-complex="Consolas" style:font-style-complex="normal"/>
    </style:style>
    <style:style style:name="T30" style:family="text">
      <style:text-properties style:use-window-font-color="true" fo:font-style="normal" fo:font-weight="bold" style:font-name-asian="Consolas" style:font-style-asian="normal" style:font-weight-asian="bold" style:font-name-complex="Consolas" style:font-style-complex="normal" style:font-weight-complex="bold"/>
    </style:style>
    <style:style style:name="T31" style:family="text">
      <style:text-properties style:use-window-font-color="true" fo:font-style="normal" fo:font-weight="normal" style:font-name-asian="Consolas" style:font-style-asian="normal" style:font-weight-asian="normal" style:font-name-complex="Consolas" style:font-style-complex="normal" style:font-weight-complex="normal"/>
    </style:style>
    <style:style style:name="T32" style:family="text">
      <style:text-properties style:use-window-font-color="true" fo:font-style="normal" style:text-underline-style="solid" style:text-underline-width="auto" style:text-underline-color="font-color" fo:font-weight="normal" style:font-name-asian="Consolas" style:font-style-asian="normal" style:font-weight-asian="normal" style:font-name-complex="Consolas" style:font-style-complex="normal" style:font-weight-complex="normal"/>
    </style:style>
    <style:style style:name="T33" style:family="text">
      <style:text-properties style:use-window-font-color="true" fo:font-style="normal" style:text-underline-style="solid" style:text-underline-width="auto" style:text-underline-color="font-color" fo:font-weight="bold" style:font-name-asian="Consolas" style:font-style-asian="normal" style:font-weight-asian="bold" style:font-name-complex="Consolas" style:font-style-complex="normal" style:font-weight-complex="bold"/>
    </style:style>
    <style:style style:name="T34" style:family="text">
      <style:text-properties style:use-window-font-color="true" fo:font-style="normal" style:text-underline-style="none" fo:font-weight="bold" style:font-name-asian="Consolas" style:font-style-asian="normal" style:font-weight-asian="bold" style:font-name-complex="Consolas" style:font-style-complex="normal" style:font-weight-complex="bold"/>
    </style:style>
    <style:style style:name="T35" style:family="text">
      <style:text-properties style:use-window-font-color="true" style:font-name="Consolas1" fo:font-size="11pt" fo:font-style="normal" style:font-name-asian="Consolas" style:font-size-asian="11pt" style:font-style-asian="normal" style:font-name-complex="Consolas" style:font-size-complex="11pt" style:font-style-complex="normal"/>
    </style:style>
    <style:style style:name="T36" style:family="text">
      <style:text-properties style:use-window-font-color="true" style:font-name="Consolas1" fo:font-size="11pt" fo:font-style="normal" style:font-name-asian="Consolas" style:font-size-asian="11pt" style:font-style-asian="normal" style:font-name-complex="Consolas" style:font-size-complex="11pt" style:font-style-complex="normal" style:text-scale="100%"/>
    </style:style>
    <style:style style:name="T37" style:family="text">
      <style:text-properties style:use-window-font-color="true" style:font-name="Palatino Linotype1" fo:font-size="11pt" fo:font-style="normal" fo:background-color="#ccccff" style:font-name-asian="Consolas" style:font-size-asian="11pt" style:font-style-asian="normal" style:font-name-complex="Consolas" style:font-size-complex="11pt" style:font-style-complex="normal" style:text-scale="75%"/>
    </style:style>
    <style:style style:name="T38" style:family="text">
      <style:text-properties style:use-window-font-color="true" style:font-name="Palatino Linotype1" fo:font-size="11pt" fo:font-style="normal" fo:background-color="#ccccff" style:font-name-asian="Consolas" style:font-size-asian="11pt" style:font-style-asian="normal" style:font-name-complex="Consolas" style:font-size-complex="11pt" style:font-style-complex="normal" style:text-scale="100%"/>
    </style:style>
    <style:style style:name="T39" style:family="text">
      <style:text-properties style:use-window-font-color="true" style:font-name="Palatino Linotype1" fo:font-size="12pt" fo:font-style="normal" style:font-name-asian="Consolas" style:font-size-asian="12pt" style:font-style-asian="normal" style:font-name-complex="Consolas" style:font-size-complex="12pt" style:font-style-complex="normal"/>
    </style:style>
    <style:style style:name="T40" style:family="text">
      <style:text-properties style:use-window-font-color="true" style:text-underline-style="solid" style:text-underline-width="auto" style:text-underline-color="font-color" style:font-name-asian="Consolas" style:font-name-complex="Consolas"/>
    </style:style>
    <style:style style:name="T41" style:family="text">
      <style:text-properties fo:color="#2b91af" style:font-name="Consolas" fo:font-size="9pt" fo:font-style="normal" style:font-name-asian="Consolas" style:font-size-asian="9pt" style:font-style-asian="normal" style:font-name-complex="Consolas" style:font-size-complex="9pt" style:font-style-complex="normal"/>
    </style:style>
    <style:style style:name="T42" style:family="text">
      <style:text-properties style:font-name="Consolas1" fo:font-style="normal" fo:font-weight="normal" fo:background-color="transparent" style:font-style-asian="normal" style:font-weight-asian="normal" style:font-style-complex="normal" style:font-weight-complex="normal"/>
    </style:style>
    <style:style style:name="T43" style:family="text">
      <style:text-properties style:font-name="Consolas1" fo:font-size="10.5pt" fo:font-style="normal" fo:font-weight="normal" fo:background-color="#e6e6ff" style:font-size-asian="10.5pt" style:font-style-asian="normal" style:font-weight-asian="normal" style:font-size-complex="10.5pt" style:font-style-complex="normal" style:font-weight-complex="normal"/>
    </style:style>
    <style:style style:name="T44" style:family="text">
      <style:text-properties style:font-name="Palatino Linotype1" fo:font-style="normal" fo:font-weight="normal" fo:background-color="transparent" style:font-style-asian="normal" style:font-weight-asian="normal" style:font-style-complex="normal" style:font-weight-complex="normal"/>
    </style:style>
    <style:style style:name="T45" style:family="text">
      <style:text-properties style:font-name="Palatino Linotype1" fo:font-style="italic" fo:font-weight="bold" fo:background-color="transparent" style:font-style-asian="italic" style:font-weight-asian="bold" style:font-style-complex="italic" style:font-weight-complex="bold"/>
    </style:style>
    <style:style style:name="T46" style:family="text">
      <style:text-properties fo:color="#dc2300" fo:font-style="normal" fo:font-weight="normal" style:font-style-asian="normal" style:font-weight-asian="normal" style:font-style-complex="normal" style:font-weight-complex="normal"/>
    </style:style>
    <style:style style:name="T47" style:family="text">
      <style:text-properties fo:color="#dc2300" fo:font-style="normal" style:font-style-asian="normal" style:font-style-complex="normal"/>
    </style:style>
    <style:style style:name="T48" style:family="text">
      <style:text-properties fo:color="#5c8526" fo:font-style="normal" style:font-style-asian="normal" style:font-style-complex="normal"/>
    </style:style>
    <style:style style:name="T49" style:family="text">
      <style:text-properties style:text-position="super 62%"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space" fo:text-indent="0.63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1.041cm" fo:margin-left="1.9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GENERÁTOR KYTAROVÝCH AKORDŮ</text:h>
      <text:h text:style-name="P43" text:outline-level="1">(zápočtový program)</text:h>
      <text:h text:style-name="P41" text:outline-level="1">PROGRAMÁTORSKÁ DOKUMENTACE</text:h>
      <text:h text:style-name="P44" text:outline-level="3">1. Anotace</text:h>
      <text:p text:style-name="P6">Mým zápočtovým programem je takzvaný generátor kytarových akordů, tedy přesněji aplikace, která k zadanému akordu vygeneruje všechny použitelné prstoklady, a to ve formě jednoduchých diagramů.</text:p>
      <text:h text:style-name="P44" text:outline-level="3">2. Trocha hudební teorie</text:h>
      <text:p text:style-name="P6">Pro správné pochopení fungování programu je třeba mít nezbytné základy hudební teorie související se vznikem akordu. </text:p>
      <text:h text:style-name="P47" text:outline-level="5">a) intervaly</text:h>
      <text:p text:style-name="P6">Interval je jednoduše řečeno vzdálenost dvou tónů. Měří se většinou v půltónech a označuje se počeštělými formami latinských řadových číslovek (prima, sekunda atd.). Vzhledem k tomu, že nebudeme intervaly vztahovat ke konkrétní stupnici (kde by nám stačilo označení prima - oktáva, neboť standardní stupnice má sedm tónů), přidáváme k intervalům přívlastky (např. malá, velká, čistá, zmenšená atd.). <text:s/>Ukažme si to na příkladu, kdy pojmenujeme intervaly mezi tónem C a ostatními tóny chromatické stupnice:</text:p>
      <table:table table:name="Tabulka1" table:style-name="Tabulka1">
        <table:table-column table:style-name="Tabulka1.A"/>
        <table:table-column table:style-name="Tabulka1.B"/>
        <table:table-column table:style-name="Tabulka1.C"/>
        <table:table-row>
          <table:table-cell table:style-name="Tabulka1.A1" office:value-type="string">
            <text:p text:style-name="P21">tón</text:p>
          </table:table-cell>
          <table:table-cell table:style-name="Tabulka1.A1" office:value-type="string">
            <text:p text:style-name="P21">půltóny</text:p>
          </table:table-cell>
          <table:table-cell table:style-name="Tabulka1.C1" office:value-type="string">
            <text:p text:style-name="P21">název</text:p>
          </table:table-cell>
        </table:table-row>
        <table:table-row>
          <table:table-cell table:style-name="Tabulka1.A2" office:value-type="string">
            <text:p text:style-name="P21">C</text:p>
          </table:table-cell>
          <table:table-cell table:style-name="Tabulka1.B2" office:value-type="float" office:value="0">
            <text:p text:style-name="P21">0</text:p>
          </table:table-cell>
          <table:table-cell table:style-name="Tabulka1.C2" office:value-type="string">
            <text:p text:style-name="P21">prima (=tentýž tón)</text:p>
          </table:table-cell>
        </table:table-row>
        <table:table-row>
          <table:table-cell table:style-name="Tabulka1.A2" office:value-type="string">
            <text:p text:style-name="P21">C#/Db</text:p>
          </table:table-cell>
          <table:table-cell table:style-name="Tabulka1.B2" office:value-type="float" office:value="1">
            <text:p text:style-name="P21">1</text:p>
          </table:table-cell>
          <table:table-cell table:style-name="Tabulka1.C2" office:value-type="string">
            <text:p text:style-name="P21">malá sekunda/malá nóna</text:p>
          </table:table-cell>
        </table:table-row>
        <table:table-row>
          <table:table-cell table:style-name="Tabulka1.A2" office:value-type="string">
            <text:p text:style-name="P21">D</text:p>
          </table:table-cell>
          <table:table-cell table:style-name="Tabulka1.B2" office:value-type="float" office:value="2">
            <text:p text:style-name="P21">2</text:p>
          </table:table-cell>
          <table:table-cell table:style-name="Tabulka1.C2" office:value-type="string">
            <text:p text:style-name="P21">velká sekunda/velká nóna/zmenšená tercie</text:p>
          </table:table-cell>
        </table:table-row>
        <table:table-row>
          <table:table-cell table:style-name="Tabulka1.A2" office:value-type="string">
            <text:p text:style-name="P21">D#/Eb</text:p>
          </table:table-cell>
          <table:table-cell table:style-name="Tabulka1.B2" office:value-type="float" office:value="3">
            <text:p text:style-name="P21">3</text:p>
          </table:table-cell>
          <table:table-cell table:style-name="Tabulka1.C2" office:value-type="string">
            <text:p text:style-name="P21">malá tercie</text:p>
          </table:table-cell>
        </table:table-row>
        <table:table-row>
          <table:table-cell table:style-name="Tabulka1.A2" office:value-type="string">
            <text:p text:style-name="P21">E</text:p>
          </table:table-cell>
          <table:table-cell table:style-name="Tabulka1.B2" office:value-type="float" office:value="4">
            <text:p text:style-name="P21">4</text:p>
          </table:table-cell>
          <table:table-cell table:style-name="Tabulka1.C2" office:value-type="string">
            <text:p text:style-name="P21">velká tercie</text:p>
          </table:table-cell>
        </table:table-row>
        <table:table-row table:style-name="Tabulka1.7">
          <table:table-cell table:style-name="Tabulka1.A2" office:value-type="string">
            <text:p text:style-name="P21">F</text:p>
          </table:table-cell>
          <table:table-cell table:style-name="Tabulka1.B2" office:value-type="float" office:value="5">
            <text:p text:style-name="P21">5</text:p>
          </table:table-cell>
          <table:table-cell table:style-name="Tabulka1.C2" office:value-type="string">
            <text:p text:style-name="P21">čistá kvarta/čistá undecima/zvětšená tercie</text:p>
          </table:table-cell>
        </table:table-row>
        <table:table-row>
          <table:table-cell table:style-name="Tabulka1.A2" office:value-type="string">
            <text:p text:style-name="P21">F#/Gb</text:p>
          </table:table-cell>
          <table:table-cell table:style-name="Tabulka1.B2" office:value-type="float" office:value="6">
            <text:p text:style-name="P21">6</text:p>
          </table:table-cell>
          <table:table-cell table:style-name="Tabulka1.C2" office:value-type="string">
            <text:p text:style-name="P21">zmenšená kvinta/zvětšená kvarta/zvětšená undecima</text:p>
          </table:table-cell>
        </table:table-row>
        <table:table-row>
          <table:table-cell table:style-name="Tabulka1.A2" office:value-type="string">
            <text:p text:style-name="P21">G</text:p>
          </table:table-cell>
          <table:table-cell table:style-name="Tabulka1.B2" office:value-type="float" office:value="7">
            <text:p text:style-name="P21">7</text:p>
          </table:table-cell>
          <table:table-cell table:style-name="Tabulka1.C2" office:value-type="string">
            <text:p text:style-name="P21">čistá kvinta</text:p>
          </table:table-cell>
        </table:table-row>
        <table:table-row>
          <table:table-cell table:style-name="Tabulka1.A2" office:value-type="string">
            <text:p text:style-name="P21">G#/Ab</text:p>
          </table:table-cell>
          <table:table-cell table:style-name="Tabulka1.B2" office:value-type="float" office:value="8">
            <text:p text:style-name="P21">8</text:p>
          </table:table-cell>
          <table:table-cell table:style-name="Tabulka1.C2" office:value-type="string">
            <text:p text:style-name="P21">zvětšená kvinta/malá sexta/malá tercdecima</text:p>
          </table:table-cell>
        </table:table-row>
        <table:table-row>
          <table:table-cell table:style-name="Tabulka1.A2" office:value-type="string">
            <text:p text:style-name="P21">A</text:p>
          </table:table-cell>
          <table:table-cell table:style-name="Tabulka1.B2" office:value-type="float" office:value="9">
            <text:p text:style-name="P21">9</text:p>
          </table:table-cell>
          <table:table-cell table:style-name="Tabulka1.C2" office:value-type="string">
            <text:p text:style-name="P21">velká sexta/velká tercdecima/zmenšená septima</text:p>
          </table:table-cell>
        </table:table-row>
        <table:table-row>
          <table:table-cell table:style-name="Tabulka1.A2" office:value-type="string">
            <text:p text:style-name="P21">B</text:p>
          </table:table-cell>
          <table:table-cell table:style-name="Tabulka1.B2" office:value-type="float" office:value="10">
            <text:p text:style-name="P21">10</text:p>
          </table:table-cell>
          <table:table-cell table:style-name="Tabulka1.C2" office:value-type="string">
            <text:p text:style-name="P21">malá septima</text:p>
          </table:table-cell>
        </table:table-row>
        <table:table-row>
          <table:table-cell table:style-name="Tabulka1.A2" office:value-type="string">
            <text:p text:style-name="P21">H</text:p>
          </table:table-cell>
          <table:table-cell table:style-name="Tabulka1.B2" office:value-type="float" office:value="11">
            <text:p text:style-name="P21">11</text:p>
          </table:table-cell>
          <table:table-cell table:style-name="Tabulka1.C2" office:value-type="string">
            <text:p text:style-name="P21">velká septima</text:p>
          </table:table-cell>
        </table:table-row>
        <table:table-row>
          <table:table-cell table:style-name="Tabulka1.A2" office:value-type="string">
            <text:p text:style-name="P21">C</text:p>
          </table:table-cell>
          <table:table-cell table:style-name="Tabulka1.B2" office:value-type="float" office:value="12">
            <text:p text:style-name="P21">12</text:p>
          </table:table-cell>
          <table:table-cell table:style-name="Tabulka1.C2" office:value-type="string">
            <text:p text:style-name="P21">oktáva</text:p>
          </table:table-cell>
        </table:table-row>
      </table:table>
      <text:p text:style-name="P12">Jak je z tabulky vidět, pro stejné intervaly lze použít různé pojmenování, a to především v závislosti na kontextu. Kdybychom chtěli být přesní, tabulka by měla ještě pokračovat a intervaly nóna, undecima a tercdecima (česky "devítka, jedenáctka a třináctka") by měly být až nad oktávou.</text:p>
      <text:h text:style-name="P47" text:outline-level="5"><text:soft-page-break/>b) vznik akordu</text:h>
      <text:p text:style-name="P6">Definice akordu dle wikipedie: <text:span text:style-name="T1">"Akord je označení pro souzvuk tří a více současně znějících různých tónů, uspořádaných podle určitého systému."</text:span><text:span text:style-name="T4"> Zmíněný systém se někdy označuje jako </text:span><text:span text:style-name="T5">terciový</text:span><text:span text:style-name="T6"> a akord vzniká </text:span><text:span text:style-name="T5">přidáváním tercií k základnímu tónu. </text:span><text:span text:style-name="T6">Díky tomu, že máme 4 různé tercie (zmenšenou, malou, velkou a zvětšenou), existuje mnoho různých akordů odvozených od jednoho základního tónu (nicméně zmenšená a zvětšená se používají velmi zřídka).</text:span></text:p>
      <text:p text:style-name="P1">Opět příklad: budeme tvořit akord odvozený od tónu C:</text:p>
      <text:list xml:id="list42739549" text:style-name="L1">
        <text:list-item>
          <text:p text:style-name="P32">přidáme velkou tercii = +4 půltóny = tón E</text:p>
        </text:list-item>
        <text:list-item>
          <text:p text:style-name="P36"><text:span text:style-name="T6">přidáme malou tercii = +další 3 půltóny, tj. 7 půltónů nad C = tón G = </text:span><text:span text:style-name="T5">čistá kvinta</text:span></text:p>
        </text:list-item>
      </text:list>
      <text:p text:style-name="P6"><text:span text:style-name="T6"><text:tab/>Nyní už máme tři různé tóny tvořící akord. Takový akord se nazývá </text:span><text:span text:style-name="T5">kvintakord.</text:span><text:span text:style-name="T6"> <text:tab/>Buď můžeme skončit nebo pokračovat v přidávání dalších tercií.</text:span></text:p>
      <text:p text:style-name="P6"><text:span text:style-name="T6">3. <text:tab/>přidáme malou tercii = +další 3 půltóny, tj. 10 půltónů nad C = tón B = </text:span><text:span text:style-name="T5">malá <text:tab/>septima. </text:span><text:span text:style-name="T6">Akord se septimou se nazývá </text:span><text:span text:style-name="T5">septakord.</text:span><text:span text:style-name="T6"> </text:span></text:p>
      <text:p text:style-name="P6"><text:span text:style-name="T6">4. <text:tab/>přidáme velkou tercii = +další 4 půltóny, tj. 14 půltónů nad C = tj. 2 půltóny nad C <text:tab/>"přes oktávu" = tón D = </text:span><text:span text:style-name="T5">velká nóna. </text:span><text:span text:style-name="T6">Akord tvořený pěti tóny se nazývá </text:span><text:span text:style-name="T5">nonakord</text:span><text:span text:style-name="T6">.</text:span></text:p>
      <text:p text:style-name="P6"><text:span text:style-name="T6">Obdobně můžeme ještě přidat </text:span><text:span text:style-name="T5">undecimu </text:span><text:span text:style-name="T6">(např. čistou = tón F) a </text:span><text:span text:style-name="T5">tercdecimu </text:span><text:span text:style-name="T6">(např. velkou = tón A). Všimněme si, že vhodným přidáváním pouze malé a velké tercie dosáhneme charakteristické struktury akordu - tercie, kvinta, septima, nóna, undecima, tercdecima. Přidáváním modulovaných tercií se často může struktura změnit natolik, že vzniklý souzvuk za akord v pravém slova smyslu neoznačujeme (např. přidáním dvou zmenšených tercií k základnímu tónu C získáme tóny D (+2) a E (+4), přičemž tón E ani při nejlepší vůli nelze označit za kvintu k tónu C).</text:span></text:p>
      <text:h text:style-name="P48" text:outline-level="5">c) pojmenování akordů</text:h>
      <text:p text:style-name="P4"><text:span text:style-name="T4">V našem kontextu budeme pojmenováním rozumět přiřazení akordové značky - např. Cmi</text:span><text:span text:style-name="T10">9b/5#</text:span><text:span text:style-name="T12">. První složkou značky je základní tón = C. Dále naznačíme tercii: malá = mi (akord "cé moll"), velká = " " (akord "cé dur", neznačí se), zmenšená = sus2, zvětšená = sus4. Ostatní modulace píšeme již většinou do horního indexu. Tedy dále: čistá kvinta = " ", zmenšená = 5b nebo 5-, zvětšená = 5# nebo 5+. Malá septima (pokud je obsažena) = 7, velká septima = maj nebo </text:span><text:span text:style-name="T13">Δ</text:span><text:span text:style-name="T13"> (běžné umístění, nikoliv horní index). Malá nóna = 9b nebo 9-, velká nóna = 9. Podobně undecima a tercdecima. </text:span></text:p>
      <text:p text:style-name="P4"><text:span text:style-name="T13">Poznámka: Pokud máme akordovou značku např. D</text:span><text:span text:style-name="T11">13</text:span><text:span text:style-name="T13">, znamená to nejen, že v akordu je velká třináctka, ale také malá septima, velká nóna a čistá jedenáctka. Nezapomínejme, že akord byl vystavěn po terciích, tedy tyto nižší intervaly jsou v akordu automaticky obsaženy a pokud jsou nemodulované, neznačí se. (Za nemodulované intervaly se považují: velká tercie, čistá kvinta, malá septima, velká nóna, čistá undecima a velká tercdecima). Pokud bychom chtěli přidat pouze třináctku, použijeme značení D</text:span><text:span text:style-name="T11">add13</text:span><text:span text:style-name="T13">. Takový akord pak obsahuje pouze základní kvintakord (velká tercie, čistá kvinta) a zmíněnou tercdecimu.</text:span></text:p>
      <text:p text:style-name="P4"><text:span text:style-name="T14">Další obvyklá značení:</text:span><text:span text:style-name="T13"> C</text:span><text:span text:style-name="T11">6</text:span><text:span text:style-name="T13"> obsahuje čistou sextu, neboli zmenšenou septimu. Vznikne přidáním zmenšené tercie k čisté kvintě.</text:span></text:p>
      <text:p text:style-name="P7">Akord Cdim vznikne přidáním postupně tří malých tercií k základnímu tónu, a obsahuje tedy malou tercii, zmenšenou kvintu a zmenšenou septimu. </text:p>
      <text:p text:style-name="P7"><text:soft-page-break/>Akord s velkou tercií a zvětšenou kvintou se někdy značí jako C aug ("augmented" - <text:s/>zvětšený)</text:p>
      <text:h text:style-name="P44" text:outline-level="3">2. Ošetření vstupu</text:h>
      <text:p text:style-name="P6">Rozhraní programu je grafické, vstup je ošetřen formou checkboxů, comboboxů a buttonů. Rozlišíme <text:span text:style-name="T7">vstup pro nastavení generátoru</text:span> (komponenty DomainUpDown s názvy <text:span text:style-name="T8">capoUpDown</text:span>, <text:span text:style-name="T8">UDLadeni1 - UDLadeni6; </text:span><text:s/>tlačítko <text:span text:style-name="T8">BtnDefaultTuning</text:span>) a <text:span text:style-name="T15">vstup pro zadání akordu</text:span> (rozbalovací boxy <text:span text:style-name="T8">comboRoot, comboBas, comboNazev, comboTercie, comboKvinta, comboSeptima, comboNona, comboUndecima, comboTercdecima</text:span>; zaškrtávací boxy <text:span text:style-name="T8">checkBox1 - checkBox12 </text:span><text:span text:style-name="T9">a</text:span><text:span text:style-name="T8"> checkVynechRoot; </text:span><text:span text:style-name="T9">tlačítko </text:span><text:span text:style-name="T8">buttonGeneruj</text:span><text:span text:style-name="T9">). Veškeré změny provedené součástech </text:span><text:span text:style-name="T16">vstupu pro zadání akordu</text:span><text:span text:style-name="T9"> se projeví až po stisknutí tlačítka </text:span><text:span text:style-name="T8">buttonGeneruj</text:span><text:span text:style-name="T9">, změny provedené ve </text:span><text:span text:style-name="T16">vstupu pro nastavení generátoru</text:span><text:span text:style-name="T9"> se projeví okamžitě.</text:span></text:p>
      <text:p text:style-name="P4"><text:span text:style-name="T15">Princip fungování vstupu:</text:span> po kliknutí na tlačítko <text:span text:style-name="T8">buttonGeneruj </text:span>jsou zkontrolovány všechny ostatní komponenty vstupu a jejich aktuální hodnoty jsou použity pro vytvoření objektu typu <text:span text:style-name="T2">Akord.</text:span><text:span text:style-name="T5"> </text:span><text:span text:style-name="T4">S tím se pak dále pracuje při samotném generování.</text:span></text:p>
      <text:h text:style-name="P49" text:outline-level="5">a) pomocná třída Akord</text:h>
      <text:p text:style-name="P3">Každá instance této třídy nese kompletní informaci o konkrétním akordu. Konstruktor vypadá následovně: </text:p>
      <text:p text:style-name="P15"><text:tab/></text:p>
      <text:p text:style-name="P14"><text:span text:style-name="T17"><text:tab/>public</text:span><text:span text:style-name="T20"> Akord(</text:span><text:span text:style-name="T41">List</text:span><text:span text:style-name="T20">&lt;</text:span><text:span text:style-name="T17">int</text:span><text:span text:style-name="T20">&gt; tony, </text:span><text:span text:style-name="T17">int</text:span><text:span text:style-name="T20"> root, </text:span><text:span text:style-name="T17">int</text:span><text:span text:style-name="T20"> tercie, </text:span><text:span text:style-name="T17">int</text:span><text:span text:style-name="T20"> kvinta, </text:span><text:span text:style-name="T17">int</text:span><text:span text:style-name="T20"> septima, </text:span><text:span text:style-name="T17">int</text:span><text:span text:style-name="T20"> nona, </text:span><text:span text:style-name="T17">int</text:span><text:span text:style-name="T20"> <text:tab/>undecima, </text:span><text:span text:style-name="T17">int</text:span><text:span text:style-name="T20"> tercdecima, </text:span><text:span text:style-name="T17">int</text:span><text:span text:style-name="T20"> bas, </text:span><text:span text:style-name="T17">bool</text:span><text:span text:style-name="T20"> lzeVynechatRoot)</text:span></text:p>
      <text:p text:style-name="P16"/>
      <text:p text:style-name="P6"><text:span text:style-name="T4">První položkou jsou konkrétní tóny v akordu ve formě čísel 1–12 (kdy 1 = tón C, 2 = tón C#/Db ... 12 = tón H), dále základní tón (opět číslo 1–12), "přívlastky" intervalů tercie až tercdecima (např. tercie: 0 = žádná, 1 = zmenšená, 2 = malá, 3 = velká, 4 = zvětšená), basový tón (1-12) a booleanovskou informaci o tom, zda lze v prstokladu vynechat základní tón (viz. níže). Všechny proměnné jsou </text:span><text:span text:style-name="T1">private, </text:span><text:span text:style-name="T4">kromě </text:span><text:span text:style-name="T5">root</text:span><text:span text:style-name="T4"> a lze</text:span><text:span text:style-name="T5">VynechatRoot</text:span><text:span text:style-name="T4"> jsou přístupné pomocí </text:span><text:span text:style-name="T1">properties.</text:span></text:p>
      <text:p text:style-name="P3">Třída dále obsahuje konstantu MAXROZPETI, ta má význam při generování, vrátíme se k ní později.</text:p>
      <text:p text:style-name="P3">Dále zde nalezneme několik metod, ty však slouží pro generování nebo výstup, zatím je tedy pouze zmíníme a podrobně je rozebereme později:</text:p>
      <text:list xml:id="list42723971" text:style-name="L2">
        <text:list-item>
          <text:p text:style-name="P34">VygenerujZnacky</text:p>
        </text:list-item>
        <text:list-item>
          <text:p text:style-name="P34">VygenerujPrstoklady</text:p>
          <text:list>
            <text:list-item>
              <text:p text:style-name="P34">DalsiStruna</text:p>
            </text:list-item>
            <text:list-item>
              <text:p text:style-name="P34">JeSmysluplny</text:p>
            </text:list-item>
            <text:list-item>
              <text:p text:style-name="P34">MaxRozptyl</text:p>
            </text:list-item>
            <text:list-item>
              <text:p text:style-name="P34">ObsahujeVseCoMa</text:p>
            </text:list-item>
          </text:list>
        </text:list-item>
        <text:list-item>
          <text:p text:style-name="P34">VypustVhodneTony</text:p>
        </text:list-item>
        <text:list-item>
          <text:p text:style-name="P34">OhodnotPrstoklady</text:p>
          <text:list>
            <text:list-item>
              <text:p text:style-name="P34">ComparePrst</text:p>
            </text:list-item>
          </text:list>
        </text:list-item>
      </text:list>
      <text:h text:style-name="P50" text:outline-level="5"><text:soft-page-break/>b) vstup pro zadání akordu</text:h>
      <text:p text:style-name="P4">Uživatel má na výběr tři možnosti, jak zadat akord: názvem, výčtem tónů nebo popisem struktury. V<text:span text:style-name="T8"> </text:span>každém<text:span text:style-name="T8"> </text:span>případě<text:span text:style-name="T8"> </text:span>musí nejprve vybrat základní tón v rozbalovacím seznamu <text:span text:style-name="T8">comboRoot</text:span> (přednastavený je tón C) a případně i bas, pokud je různý od základního tónu. Při změně <text:span text:style-name="T8">comboRoot</text:span> se automaticky mění i <text:span text:style-name="T8">basRoot</text:span> na stejnou hodnotu (tedy defaultně se počítá s tím, že bas je shodný se základním tónem). Dále uživatel zadává akord v jedné ze sekcí <text:span text:style-name="T1">název akordu, tóny v akordu </text:span><text:span text:style-name="T4">a </text:span><text:span text:style-name="T1">struktura akordu. </text:span><text:span text:style-name="T4">Mezi těmi se přepíná pomocí trojice radioButtonů (</text:span><text:span text:style-name="T5">radioNazev, radioTony, radioStruktura</text:span><text:span text:style-name="T4">), komponenty příslušné "neaktivním" sekcím se při přepínání deaktivují (pomocí vlastnosti </text:span><text:span text:style-name="T1">Enabled</text:span><text:span text:style-name="T4">).</text:span></text:p>
      <text:p text:style-name="P4"><text:span text:style-name="T4">Všechny tři sekce jsou propojené, takže změna vstupu v jedné sekci automaticky vyvolá přepsání ostatních dvou. To je realizováno událostí vyvolanou změnou v některé komponentě dané sekce. Nutnou podmínkou je, aby sekce, jejíž komponenty jsou přepisovány, nebyla aktivní. Jinak by nastal cyklus (např. změna v sekci </text:span><text:span text:style-name="T1">název akordu</text:span><text:span text:style-name="T4"> vyvolá přepsání komponent sekce </text:span><text:span text:style-name="T1">struktura akordu</text:span><text:span text:style-name="T4">, což vyvolá další událost, která přepíše sekce </text:span><text:span text:style-name="T1"><text:s/>tóny v akordu </text:span><text:span text:style-name="T4">a </text:span><text:span text:style-name="T1">název akordu</text:span><text:span text:style-name="T4">, což opět vyvolá <text:s/>přepsání komponent sekce </text:span><text:span text:style-name="T1">struktura akordu...</text:span><text:span text:style-name="T4">).</text:span></text:p>
      <text:h text:style-name="P54" text:outline-level="6">i) zadání názvem akordu</text:h>
      <text:p text:style-name="P23">Uživatel v rozbalovacím seznamu vybere požadovaný název akordu. Na výběr má z určitého množství přednastavených názvů, uložených v souboru <text:span text:style-name="T1">schemata.in. </text:span><text:span text:style-name="T4">Z toho se čte v konstruktoru formuláře </text:span><text:span text:style-name="T5">FGenerator </text:span><text:span text:style-name="T6">pomocí </text:span><text:span text:style-name="T3">StreamReaderu</text:span><text:span text:style-name="T6"> (proto je v hlavičce zahrnuta knihovna </text:span><text:span text:style-name="T3">System.IO</text:span><text:span text:style-name="T6">). Každý řádek vstupního souboru obsahuje jeden akord, a to ve formátu </text:span><text:span text:style-name="T43">název;tercie;kvinta;septima;nona;undecima;tercdecima</text:span><text:span text:style-name="T44">,</text:span><text:span text:style-name="T42"> </text:span><text:span text:style-name="T44">například </text:span><text:span text:style-name="T43">maj7;3;2;3;0;0;0</text:span><text:span text:style-name="T44">. Z každého akordu se vytvoří objekt typu </text:span><text:span text:style-name="T45">Schema</text:span><text:span text:style-name="T44">, což je jednoduchá pomocná třída obsahující konstruktor:</text:span></text:p>
      <text:p text:style-name="P24"/>
      <text:p text:style-name="P23"><text:span text:style-name="T18">public</text:span><text:span text:style-name="T21"> Schema(</text:span><text:span text:style-name="T18">string</text:span><text:span text:style-name="T21"> nazev, </text:span><text:span text:style-name="T18">int</text:span><text:span text:style-name="T21"> tercie, </text:span><text:span text:style-name="T18">int</text:span><text:span text:style-name="T21"> kvinta, </text:span><text:span text:style-name="T18">int</text:span><text:span text:style-name="T21"> septima, </text:span><text:span text:style-name="T18">int</text:span><text:span text:style-name="T21"> nona, </text:span><text:span text:style-name="T18">int</text:span><text:span text:style-name="T21"> undecima,</text:span></text:p>
      <text:p text:style-name="P23"><text:span text:style-name="T18">int</text:span><text:span text:style-name="T21"> tercdecima)</text:span></text:p>
      <text:p text:style-name="P25"/>
      <text:p text:style-name="P31">a odpovídající proměnné + příslušné properties. Třída neobsahuje žádné metody. Je to v podstatě velmi osekaná třída <text:span text:style-name="T2">Akord</text:span><text:span text:style-name="T6">, která slouží jen a pouze pro uložení schémat načtených ze souboru </text:span><text:span text:style-name="T3">schemata.in.</text:span></text:p>
      <text:p text:style-name="P27"><text:span text:style-name="T9">Načtené objekty typu </text:span><text:span text:style-name="T2">Schema</text:span><text:span text:style-name="T3"> </text:span><text:span text:style-name="T9">se uloží do </text:span><text:span text:style-name="T3">Listu </text:span><text:span text:style-name="T8">znamaSchemata</text:span><text:span text:style-name="T9">, současně si také uložíme názvy schémat do samostatného seznamu List&lt;string&gt; </text:span><text:span text:style-name="T8">znamaSchemataNazvy</text:span><text:span text:style-name="T9">, kerý použijeme jako </text:span><text:span text:style-name="T3">DataSource</text:span><text:span text:style-name="T9"> pro </text:span><text:span text:style-name="T8">comboNazev.</text:span></text:p>
      <text:p text:style-name="P27"><text:span text:style-name="T9">Při změně indexu v </text:span><text:span text:style-name="T8">comboNazev </text:span><text:span text:style-name="T9">je vyvolána událost </text:span><text:span text:style-name="T8">comboNazev_SelectedIndexChanged</text:span><text:span text:style-name="T9">, která nejprve zkontroluje, zda je sekce </text:span><text:span text:style-name="T3">název akordu</text:span><text:span text:style-name="T9"> aktivní, pak podle aktuálního indexu </text:span><text:span text:style-name="T8">comboNazev</text:span><text:span text:style-name="T9"> vybere odpovídající schéma ze </text:span><text:span text:style-name="T8">znamaSchemata</text:span><text:span text:style-name="T9"> a podle něj přepíše údaje v sekci </text:span><text:span text:style-name="T3">struktura akordu. </text:span><text:span text:style-name="T9">To vyvolá přepsání údajů i v sekci</text:span><text:span text:style-name="T3"> tóny v akordu.</text:span></text:p>
      <text:h text:style-name="P54" text:outline-level="6">ii) zadání strukturou akordu</text:h>
      <text:p text:style-name="P28">V této sekci uživatel prostřednictvím šesti rozbalovacích comboBoxů navolí, jaké harmonické funkce jsou obsaženy v akordu. Změna indexu ve všech šesti <text:soft-page-break/>comboBoxech<text:span text:style-name="T8"> </text:span>je obsluhována společnou metodou <text:span text:style-name="T8">comboStruktura_SelectedIndexChanged</text:span><text:span text:style-name="T1">.</text:span> Tato metoda zavolá funkci <text:span text:style-name="T8">PrepisCheckboxy</text:span>, která přepíše data v sekci <text:span text:style-name="T1">tóny v akordu</text:span>, ovšem pouze pokud je neaktivní. </text:p>
      <text:p text:style-name="P28">Metoda <text:span text:style-name="T8">PrepisCheckboxy</text:span> pracuje s checkboxy v sekci <text:span text:style-name="T1">tóny v akordu</text:span>, které reprezentují dvanáct tóny chromatické stupnice. Během konstruktoru <text:span text:style-name="T8">FGenerator</text:span> jsou tyto checkboxy uspořádány do pole check[0] - check[11], pro pohodlnější práci. Nyní tedy metoda <text:span text:style-name="T8">PrepisCheckboxy</text:span> celé pole "vynuluje" (tzn. nastaví vlastnost <text:span text:style-name="T1">Checked</text:span> na 'false') a následně opět nastaví checkboxy odpovídající hodnotám v komponentách <text:span text:style-name="T8">comboTercie</text:span> až <text:span text:style-name="T8">comboTercdecima </text:span>a samozřejmě i v <text:span text:style-name="T8">comboRoot</text:span>. Tedy vždy přičte k hodnotě <text:span text:style-name="T8">root</text:span><text:span text:style-name="T1"> </text:span>číslo odpovídající zvolenému indexu v comboBoxech v sekci <text:span text:style-name="T1">struktura akordu</text:span>, vymodulí dvanácti a checkbox s výsledným indexem zaškrtne.</text:p>
      <text:p text:style-name="P28">Metoda <text:span text:style-name="T8">comboStruktura_SelectedIndexChanged</text:span><text:span text:style-name="T1"> </text:span>dále zkontroluje, zda je sekce <text:span text:style-name="T1">název akordu</text:span> neaktivní (tedy impuls změny nepřišel od ní), a pokud je, pokusí se najít k hodnotám v comboBoxech v sekci <text:span text:style-name="T1">struktura akordu</text:span> odpovídající schéma v Listu <text:span text:style-name="T8">znamaSchemata</text:span>. Postupně prochází všechny položky v seznamu <text:s/><text:span text:style-name="T8">znamaSchemata</text:span> a pro každý zavolá funkci <text:span text:style-name="T8">JeZnameSchema</text:span>. Pokud funkce vrátí true, nastaví se index v <text:span text:style-name="T8">comboNazev </text:span>na odpovídající index. Pokud žádné schéma nesedí, je <text:span text:style-name="T8">comboNazev</text:span> nastaven na -1.</text:p>
      <text:p text:style-name="P28">Metoda <text:span text:style-name="T8">JeZnameSchema </text:span>je velice jednoduchá. Na vstupu dostane objekt typu <text:span text:style-name="T2">Schema</text:span>, jehož položky (Tercie až Tercdecima) porovná s aktuálními daty v sekci <text:span text:style-name="T1">struktura akordu</text:span> (tzn. <text:span text:style-name="T8">comboTercie</text:span> - <text:span text:style-name="T8">comboTercdecima</text:span>). Pokud se všechny shodují, vrátí true.</text:p>
      <text:h text:style-name="P54" text:outline-level="6">iii) zadání výčtem tónů</text:h>
      <text:p text:style-name="P26">Uživatel pomocí dvanácti checkBoxů vybere tóny, které mají být v akordu obsaženy. Všechny změny obsluhuje metoda <text:span text:style-name="T8">checkBox_CheckedChanged. </text:span><text:span text:style-name="T9">Ta zkontroluje, zda je sekce </text:span><text:span text:style-name="T3">tóny v akordu</text:span><text:span text:style-name="T6"> aktivní a impuls změny tedy skutečně vychází od ní. Následně zkontroluje, zda při změně v checkBoxech nebyl odznačen tón plnící funkci základního tónu = rootu. Pokud ano, vybere z checkBoxů nejnižší zaškrtnutý a označí jej za nový root. Při neúspěchu je za root dosazena hodnota -1.</text:span></text:p>
      <text:p text:style-name="P26"><text:span text:style-name="T6">Následně je zavolána funkce </text:span><text:span text:style-name="T5">SestavSchema. <text:s/></text:span><text:span text:style-name="T6">Ta se pokusí sestavit z tónů zadaných v sekci </text:span><text:span text:style-name="T3">tóny v akordu</text:span><text:span text:style-name="T6"> smysluplné akordové schéma. Vrací objekt typu </text:span><text:span text:style-name="T2">Schema</text:span><text:span text:style-name="T6">, případně null, pokud neuspěje. Funkce nejprve vytvoří objekt typu </text:span><text:span text:style-name="T2">Schema </text:span><text:span text:style-name="T6">s názvem </text:span><text:span text:style-name="T3">sestavovaneSchema,</text:span><text:span text:style-name="T6"> do kterého se bude snažit doplnit harmonické funkce. Funkce postupně zkouší pro každou harmonickou funkci (tercie až tercdecima) najít a přiřadit jeden z tónů, přičemž zkouší všechny možné modulace (tj. např. malou, velkou, zmenšenou i zvětšenou tercii). Pořadí, v jakém se zkouší jednotlivé funkce a jejich modulace je velmi důležité, neboť může docházet ke "kolizím", kdy jeden tón může teoreticky plnit zároveň více než jednu funkci (např. pro základní tón C může být tón D zmenšenou tercií, ale také velkou nónou). </text:span></text:p>
      <text:p text:style-name="P26"><text:span text:style-name="T6"/></text:p>
      <text:p text:style-name="P26"><text:span text:style-name="T6"/></text:p>
      <text:p text:style-name="P26"><text:span text:style-name="T6"/></text:p>
      <text:p text:style-name="P1"><text:soft-page-break/><text:tab/>Kolize ukazuje následující tabulka:</text:p>
      <table:table table:name="Tabulka2" table:style-name="Tabulka2">
        <table:table-column table:style-name="Tabulka2.A"/>
        <table:table-column table:style-name="Tabulka2.B"/>
        <table:table-column table:style-name="Tabulka2.C"/>
        <table:table-column table:style-name="Tabulka2.B" table:number-columns-repeated="3"/>
        <table:table-column table:style-name="Tabulka2.C"/>
        <table:table-column table:style-name="Tabulka2.B" table:number-columns-repeated="2"/>
        <table:table-column table:style-name="Tabulka2.C"/>
        <table:table-column table:style-name="Tabulka2.B" table:number-columns-repeated="2"/>
        <table:table-column table:style-name="Tabulka2.M"/>
        <table:table-row>
          <table:table-cell table:style-name="Tabulka2.A1" office:value-type="string">
            <text:p text:style-name="P18">Tón</text:p>
          </table:table-cell>
          <table:table-cell table:style-name="Tabulka2.A1" office:value-type="string">
            <text:p text:style-name="P17">C</text:p>
          </table:table-cell>
          <table:table-cell table:style-name="Tabulka2.A1" office:value-type="string">
            <text:p text:style-name="P17">C#</text:p>
          </table:table-cell>
          <table:table-cell table:style-name="Tabulka2.A1" office:value-type="string">
            <text:p text:style-name="P17">D</text:p>
          </table:table-cell>
          <table:table-cell table:style-name="Tabulka2.A1" office:value-type="string">
            <text:p text:style-name="P17">D#</text:p>
          </table:table-cell>
          <table:table-cell table:style-name="Tabulka2.A1" office:value-type="string">
            <text:p text:style-name="P17">E</text:p>
          </table:table-cell>
          <table:table-cell table:style-name="Tabulka2.A1" office:value-type="string">
            <text:p text:style-name="P17">F</text:p>
          </table:table-cell>
          <table:table-cell table:style-name="Tabulka2.A1" office:value-type="string">
            <text:p text:style-name="P17">F#</text:p>
          </table:table-cell>
          <table:table-cell table:style-name="Tabulka2.A1" office:value-type="string">
            <text:p text:style-name="P17">G</text:p>
          </table:table-cell>
          <table:table-cell table:style-name="Tabulka2.A1" office:value-type="string">
            <text:p text:style-name="P17">G#</text:p>
          </table:table-cell>
          <table:table-cell table:style-name="Tabulka2.A1" office:value-type="string">
            <text:p text:style-name="P17">A</text:p>
          </table:table-cell>
          <table:table-cell table:style-name="Tabulka2.A1" office:value-type="string">
            <text:p text:style-name="P17">B</text:p>
          </table:table-cell>
          <table:table-cell table:style-name="Tabulka2.M1" office:value-type="string">
            <text:p text:style-name="P17">H</text:p>
          </table:table-cell>
        </table:table-row>
        <table:table-row>
          <table:table-cell table:style-name="Tabulka2.A2" office:value-type="string">
            <text:p text:style-name="P18">Půltóny</text:p>
          </table:table-cell>
          <table:table-cell table:style-name="Tabulka2.B2" office:value-type="float" office:value="0">
            <text:p text:style-name="P17">0</text:p>
          </table:table-cell>
          <table:table-cell table:style-name="Tabulka2.B2" office:value-type="float" office:value="1">
            <text:p text:style-name="P17">1</text:p>
          </table:table-cell>
          <table:table-cell table:style-name="Tabulka2.B2" office:value-type="float" office:value="2">
            <text:p text:style-name="P17">2</text:p>
          </table:table-cell>
          <table:table-cell table:style-name="Tabulka2.B2" office:value-type="float" office:value="3">
            <text:p text:style-name="P17">3</text:p>
          </table:table-cell>
          <table:table-cell table:style-name="Tabulka2.B2" office:value-type="float" office:value="4">
            <text:p text:style-name="P17">4</text:p>
          </table:table-cell>
          <table:table-cell table:style-name="Tabulka2.B2" office:value-type="float" office:value="5">
            <text:p text:style-name="P17">5</text:p>
          </table:table-cell>
          <table:table-cell table:style-name="Tabulka2.B2" office:value-type="float" office:value="6">
            <text:p text:style-name="P17">6</text:p>
          </table:table-cell>
          <table:table-cell table:style-name="Tabulka2.B2" office:value-type="float" office:value="7">
            <text:p text:style-name="P17">7</text:p>
          </table:table-cell>
          <table:table-cell table:style-name="Tabulka2.B2" office:value-type="float" office:value="8">
            <text:p text:style-name="P17">8</text:p>
          </table:table-cell>
          <table:table-cell table:style-name="Tabulka2.B2" office:value-type="float" office:value="9">
            <text:p text:style-name="P17">9</text:p>
          </table:table-cell>
          <table:table-cell table:style-name="Tabulka2.B2" office:value-type="float" office:value="10">
            <text:p text:style-name="P17">10</text:p>
          </table:table-cell>
          <table:table-cell table:style-name="Tabulka2.M2" office:value-type="float" office:value="11">
            <text:p text:style-name="P17">11</text:p>
          </table:table-cell>
        </table:table-row>
        <table:table-row>
          <table:table-cell table:style-name="Tabulka2.A3" office:value-type="string">
            <text:p text:style-name="P18">tercie</text:p>
          </table:table-cell>
          <table:table-cell table:style-name="Tabulka2.B3" office:value-type="string">
            <text:p text:style-name="P17"/>
          </table:table-cell>
          <table:table-cell table:style-name="Tabulka2.C3" office:value-type="string">
            <text:p text:style-name="P20"/>
          </table:table-cell>
          <table:table-cell table:style-name="Tabulka2.D3" office:value-type="string">
            <text:p text:style-name="P20">--</text:p>
          </table:table-cell>
          <table:table-cell table:style-name="Tabulka2.D3" office:value-type="string">
            <text:p text:style-name="P20">-</text:p>
          </table:table-cell>
          <table:table-cell table:style-name="Tabulka2.D3" office:value-type="string">
            <text:p text:style-name="P20">+</text:p>
          </table:table-cell>
          <table:table-cell table:style-name="Tabulka2.D3" office:value-type="string">
            <text:p text:style-name="P20">++</text:p>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M3" office:value-type="string">
            <text:p text:style-name="P20"/>
          </table:table-cell>
        </table:table-row>
        <table:table-row>
          <table:table-cell table:style-name="Tabulka2.A3" office:value-type="string">
            <text:p text:style-name="P18">kvinta</text:p>
          </table:table-cell>
          <table:table-cell table:style-name="Tabulka2.B3" office:value-type="string">
            <text:p text:style-name="P17"/>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D3" office:value-type="string">
            <text:p text:style-name="P20">--</text:p>
          </table:table-cell>
          <table:table-cell table:style-name="Tabulka2.D3" office:value-type="string">
            <text:p text:style-name="P20">o</text:p>
          </table:table-cell>
          <table:table-cell table:style-name="Tabulka2.D3" office:value-type="string">
            <text:p text:style-name="P20">++</text:p>
          </table:table-cell>
          <table:table-cell table:style-name="Tabulka2.C3" office:value-type="string">
            <text:p text:style-name="P20"/>
          </table:table-cell>
          <table:table-cell table:style-name="Tabulka2.C3" office:value-type="string">
            <text:p text:style-name="P20"/>
          </table:table-cell>
          <table:table-cell table:style-name="Tabulka2.M3" office:value-type="string">
            <text:p text:style-name="P20"/>
          </table:table-cell>
        </table:table-row>
        <table:table-row>
          <table:table-cell table:style-name="Tabulka2.A3" office:value-type="string">
            <text:p text:style-name="P18">septima</text:p>
          </table:table-cell>
          <table:table-cell table:style-name="Tabulka2.B3" office:value-type="string">
            <text:p text:style-name="P17"/>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D3" office:value-type="string">
            <text:p text:style-name="P20">--</text:p>
          </table:table-cell>
          <table:table-cell table:style-name="Tabulka2.D3" office:value-type="string">
            <text:p text:style-name="P20">-</text:p>
          </table:table-cell>
          <table:table-cell table:style-name="Tabulka2.M5" office:value-type="string">
            <text:p text:style-name="P20">+</text:p>
          </table:table-cell>
        </table:table-row>
        <table:table-row>
          <table:table-cell table:style-name="Tabulka2.A3" office:value-type="string">
            <text:p text:style-name="P18">nóna</text:p>
          </table:table-cell>
          <table:table-cell table:style-name="Tabulka2.B3" office:value-type="string">
            <text:p text:style-name="P17"/>
          </table:table-cell>
          <table:table-cell table:style-name="Tabulka2.D3" office:value-type="string">
            <text:p text:style-name="P20">-</text:p>
          </table:table-cell>
          <table:table-cell table:style-name="Tabulka2.D3" office:value-type="string">
            <text:p text:style-name="P20">+</text:p>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M3" office:value-type="string">
            <text:p text:style-name="P20"/>
          </table:table-cell>
        </table:table-row>
        <table:table-row>
          <table:table-cell table:style-name="Tabulka2.A3" office:value-type="string">
            <text:p text:style-name="P18">undecima</text:p>
          </table:table-cell>
          <table:table-cell table:style-name="Tabulka2.B3" office:value-type="string">
            <text:p text:style-name="P17"/>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D3" office:value-type="string">
            <text:p text:style-name="P20">o</text:p>
          </table:table-cell>
          <table:table-cell table:style-name="Tabulka2.D3" office:value-type="string">
            <text:p text:style-name="P20">++</text:p>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M3" office:value-type="string">
            <text:p text:style-name="P20"/>
          </table:table-cell>
        </table:table-row>
        <table:table-row>
          <table:table-cell table:style-name="Tabulka2.A3" office:value-type="string">
            <text:p text:style-name="P18">tercdecima</text:p>
          </table:table-cell>
          <table:table-cell table:style-name="Tabulka2.B3" office:value-type="string">
            <text:p text:style-name="P17"/>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C3" office:value-type="string">
            <text:p text:style-name="P20"/>
          </table:table-cell>
          <table:table-cell table:style-name="Tabulka2.D3" office:value-type="string">
            <text:p text:style-name="P20">-</text:p>
          </table:table-cell>
          <table:table-cell table:style-name="Tabulka2.D3" office:value-type="string">
            <text:p text:style-name="P20">+</text:p>
          </table:table-cell>
          <table:table-cell table:style-name="Tabulka2.C3" office:value-type="string">
            <text:p text:style-name="P20"/>
          </table:table-cell>
          <table:table-cell table:style-name="Tabulka2.M3" office:value-type="string">
            <text:p text:style-name="P20"/>
          </table:table-cell>
        </table:table-row>
        <table:table-row>
          <table:table-cell table:style-name="Tabulka2.A9" table:number-columns-spanned="13" office:value-type="string">
            <text:p text:style-name="P19">Tabulka potenciálních harmonických funkcí jednotlivých tónů vzhledem k základnímu tónu C.</text:p>
            <text:p text:style-name="P19">Vysvětlivky: <text:span text:style-name="T8">--</text:span> zmenšená; <text:span text:style-name="T8">-</text:span> malá; <text:span text:style-name="T5">o</text:span><text:span text:style-name="T4"> </text:span>čistá, <text:span text:style-name="T8">+</text:span> velká, <text:span text:style-name="T8">++</text:span> zvětšená</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8"><text:tab/>Proto se funkce testují v pořadí: tercie, kvinta, septima, nóna, undecima, tercdecima. U každé funkce se nejprve testují nemodulované variace (čistá, malá, velká) a teprve pokud tyto neuspějí, zkouší se modulované (zmenšená, zvětšená). </text:p>
      <text:p text:style-name="P28"><text:tab/>Ukažme si fungování funkce na příkladu. Mějme základní tón C a tóny obsažené v akordu jsou C, D, E, G#, A. Funkce proběhne následovně:</text:p>
      <text:list xml:id="list42742561" text:style-name="L3">
        <text:list-item>
          <text:p text:style-name="P33">tercie</text:p>
          <text:list>
            <text:list-item>
              <text:p text:style-name="P33">malá = tón D# - není obsažen</text:p>
            </text:list-item>
            <text:list-item>
              <text:p text:style-name="P37"><text:span text:style-name="T4">velká = tón E - je obsažen, </text:span><text:span text:style-name="T4">sestavovaneSchema.Tercie = 3</text:span><text:span text:style-name="T4">, break</text:span></text:p>
            </text:list-item>
          </text:list>
        </text:list-item>
        <text:list-item>
          <text:p text:style-name="P33">kvinta</text:p>
          <text:list>
            <text:list-item>
              <text:p text:style-name="P33">čistá = tón G - není obsažen</text:p>
            </text:list-item>
            <text:list-item>
              <text:p text:style-name="P33">zmenšená = tón F# - není obsažen</text:p>
            </text:list-item>
            <text:list-item>
              <text:p text:style-name="P35">zvětšená = tón G# - je obsažen, sestavovaneSchema.Kvinta = 3, break</text:p>
            </text:list-item>
          </text:list>
        </text:list-item>
        <text:list-item>
          <text:p text:style-name="P33">septima</text:p>
          <text:list>
            <text:list-item>
              <text:p text:style-name="P33">malá = tón B - není obsažen</text:p>
            </text:list-item>
            <text:list-item>
              <text:p text:style-name="P33">velká = tón H - není obsažen</text:p>
            </text:list-item>
            <text:list-item>
              <text:p text:style-name="P35">zmenšená = tón A - je obsažen, sestavovaneSchema.Septima = 1, break</text:p>
            </text:list-item>
          </text:list>
        </text:list-item>
        <text:list-item>
          <text:p text:style-name="P33">nóna</text:p>
          <text:list>
            <text:list-item>
              <text:p text:style-name="P37"><text:span text:style-name="T4">velká = tón D - je obsažen &amp; </text:span><text:span text:style-name="T48">neplní funkci tercie</text:span><text:span text:style-name="T4"> <text:tab/>(sestavovaneSchema.Tercie &gt; 1), sestavovaneSchema.Nona = 2, break</text:span></text:p>
            </text:list-item>
          </text:list>
        </text:list-item>
        <text:list-item>
          <text:p text:style-name="P33">undecima</text:p>
          <text:list>
            <text:list-item>
              <text:p text:style-name="P33">čistá = tón F - není obsažen</text:p>
            </text:list-item>
            <text:list-item>
              <text:p text:style-name="P33">zvětšená = tón F# - není obsažen</text:p>
            </text:list-item>
          </text:list>
        </text:list-item>
        <text:list-item>
          <text:p text:style-name="P33">tercdecima</text:p>
          <text:list>
            <text:list-item>
              <text:p text:style-name="P38"><text:span text:style-name="T6">velká = tón A - je obsažen, ale </text:span><text:span text:style-name="T46">plní funkci septimy</text:span></text:p>
            </text:list-item>
            <text:list-item>
              <text:p text:style-name="P39"><text:span text:style-name="T4">malá = tón G# - je obsažen, ale </text:span><text:span text:style-name="T47">plní funkci kvinty</text:span></text:p>
            </text:list-item>
          </text:list>
        </text:list-item>
      </text:list>
      <text:p text:style-name="P29"><text:span text:style-name="T4">Výsledkem je tedy akord s velkou tercií, zvětšenou kvintou, zmenšenou septimou a velkou nónou – C</text:span><text:span text:style-name="T49">9/6/5#</text:span><text:span text:style-name="T12">.</text:span></text:p>
      <text:p text:style-name="P28"><text:tab/>Na příkladu je vidět, že kdyby se například tercdecima zkoumala dříve než septima, byla by tónu A přiřazena jiná (nesprávná) harmonická funkce. </text:p>
      <text:p text:style-name="P29"><text:span text:style-name="T4"><text:tab/>Pro každý přiřazený tón inkrementujeme pomocnou proměnnou </text:span><text:span text:style-name="T5">nalezenych</text:span><text:span text:style-name="T4">, <text:s/>kterou potom porovnáme s počtem zadaných tónů (v cyklu spočteme zaškrtnuté </text:span><text:span text:style-name="T4">checkBoxy) v proměnné </text:span><text:span text:style-name="T5">zadanych</text:span><text:span text:style-name="T1">.</text:span><text:span text:style-name="T4"> Pokud se rovnají, funkce vrátí </text:span><text:span text:style-name="T5">sestavovaneSchema</text:span><text:span text:style-name="T4">, pokud ne, vrátí </text:span><text:span text:style-name="T1">null</text:span><text:span text:style-name="T4">, neboť to znamená, že pro nějaký tón se </text:span><text:soft-page-break/><text:span text:style-name="T4">nepodařilo najít harmonickou funkci. Funkce </text:span><text:span text:style-name="T5">checkBox_CheckedChanged</text:span><text:span text:style-name="T4"> hodnoty objektu typu </text:span><text:span text:style-name="T2">Schema</text:span><text:span text:style-name="T4"> vráceného funkcí </text:span><text:span text:style-name="T5">SestavSchema</text:span><text:span text:style-name="T4"> dosadí do sekce </text:span><text:span text:style-name="T1">struktura akordu</text:span><text:span text:style-name="T4"> (v případě </text:span><text:span text:style-name="T1">nullu</text:span><text:span text:style-name="T4"> je vynuluje).</text:span></text:p>
      <text:h text:style-name="P49" text:outline-level="5">c) vstup pro nastavení generátoru</text:h>
      <text:p text:style-name="P2">Skupina komponent ovlivňující ladění a umístění kapodastru.</text:p>
      <text:h text:style-name="P55" text:outline-level="6">i) ladění</text:h>
      <text:p text:style-name="P26"><text:span text:style-name="T4">Komponenty DomainUpDown s názvy </text:span><text:span text:style-name="T5">UDLadeni1 – UDLadeni6 </text:span><text:span text:style-name="T6">jsou obsluhovány funkcí </text:span><text:span text:style-name="T5">UDLadeni_SelectedItemChanged.</text:span><text:span text:style-name="T6"> Ta mimo jiné zajišťuje "cykličnost" přepínačů. Samotné tóny jsou na indexových pozicích 1 - 12, nicméně seznam obsahuje i pozice 0 a 13. Jakmile uživatel nalistuje pozici 0, funkce automaticky změní index na 12. Analogicky pro 13 změní index na 1. </text:span></text:p>
      <text:p text:style-name="P26"><text:span text:style-name="T6">Funkce dále zkontroluje stav globální proměnné </text:span><text:span text:style-name="T5">kresliSe</text:span><text:span text:style-name="T6">, která je true, pokud už bylo uživatelem kliknuto na tlačítko </text:span><text:span text:style-name="T5">buttonGeneruj</text:span><text:span text:style-name="T6"> a byl vykreslen první diagram. Pokud má </text:span><text:span text:style-name="T5">kresliSe</text:span><text:span text:style-name="T6"> hodnotu true, funkce </text:span><text:span text:style-name="T5">UDLadeni_SelectedItemChanged</text:span><text:span text:style-name="T6"> "klikne" na tlačítko </text:span><text:span text:style-name="T5">buttonGeneruj</text:span><text:span text:style-name="T6"> a způsobí okamžité překreslení diagramu (již se změněným laděním). Pokud je </text:span><text:span text:style-name="T5">kresliSe</text:span><text:span text:style-name="T6"> false, nic se nestane.</text:span></text:p>
      <text:p text:style-name="P26"><text:span text:style-name="T4">Tlačítko </text:span><text:span text:style-name="T5">BtnDefaultTuning</text:span><text:span text:style-name="T6"> nastaví komponenty <text:s/></text:span><text:span text:style-name="T5">UDLadeni1 – UDLadeni6</text:span><text:span text:style-name="T6"> na hodnoty standardního ladění EADGHe.</text:span></text:p>
      <text:h text:style-name="P56" text:outline-level="6">ii) kapodastr</text:h>
      <text:p text:style-name="P26"><text:span text:style-name="T6">Změny komponenty </text:span><text:span text:style-name="T5">capoUpDown </text:span><text:span text:style-name="T6">ošetřuje funkce </text:span><text:span text:style-name="T5">capoUpDown_ValueChanged</text:span><text:span text:style-name="T6">, která po kontrole proměnné </text:span><text:span text:style-name="T5">kresliSe</text:span><text:span text:style-name="T6"> klikne na </text:span><text:span text:style-name="T5">buttonGeneruj </text:span><text:span text:style-name="T6">a překreslí diagram s nově umístěným kapodastrem. </text:span></text:p>
      <text:h text:style-name="P44" text:outline-level="3">3. Generování prstokladů</text:h>
      <text:p text:style-name="P6">Proces generování začíná kliknutím na tlačítko <text:span text:style-name="T8">buttonGeneruj</text:span><text:span text:style-name="T9">, tedy vyvoláním funkce </text:span><text:span text:style-name="T8">buttonGeneruj_Click.</text:span></text:p>
      <text:h text:style-name="P50" text:outline-level="5">a) statická třída Hmatnik</text:h>
      <text:p text:style-name="P4">Tato statická třída implementuje abstraktní konstrukci kytarového hmatníku. Obsahuje privátní konstanty <text:span text:style-name="T8">MAXPRAZEC</text:span> (nejvyšší pražec, do kterého se hledají vhodné pozice - nastaveno na 15), <text:span text:style-name="T8">POCETSTRUN</text:span> (nastaveno na 6) + veřejnou property <text:span text:style-name="T8">PocetStrun</text:span> s funkcí <text:span text:style-name="T1">get</text:span><text:span text:style-name="T4">, dále privátní statické pole integerů </text:span><text:span text:style-name="T5">ladeni</text:span><text:span text:style-name="T4"> (defaultně nastaveno standardní ladění EADGHe) a s ním související metody </text:span><text:span text:style-name="T5">GetLadeni(int index)</text:span><text:span text:style-name="T4"> a </text:span><text:span text:style-name="T5">SetLadeni(int index, int value). </text:span><text:span text:style-name="T4">Poslední metodou této třídy je funkce </text:span><text:span text:style-name="T5">NajdiTonyNaHmatniku(List&lt;int&gt; tony)</text:span><text:span text:style-name="T4">, jejíž návratovou hodnotou je </text:span><text:span text:style-name="T5">List&lt;List&lt;int&gt;&gt; </text:span><text:span text:style-name="T4">- přesněji šestice Listů integerů, které reprezentují čísla pražců obsahující zadané tóny pro každou ze šesti strun. Těžištěm funkce je vnořený cyklus (0 až POCETSTRUN, 0 až MAXPRAZEC), který postupně otestuje každý tón na hmatníku - nejprve z čísla aktuálního pražce a ladění na aktuální struně spočte, o jaký tón se jedná, a pak se podívá, jestli je tento tón obsažen ve vstupním parametru </text:span><text:span text:style-name="T5">List&lt;int&gt; tony</text:span><text:span text:style-name="T4">.</text:span><text:span text:style-name="T5"> </text:span><text:span text:style-name="T4">Pakliže ano, do pomocné proměnné </text:span><text:span text:style-name="T5">List&lt;List&lt;int&gt;&gt; </text:span><text:span text:style-name="T5">tonyNaHmatniku</text:span><text:span text:style-name="T4"> do vnitřního listu s indexem aktuální struny přidá číslo aktuálního pražce.</text:span></text:p>
      <text:p text:style-name="P1"><text:soft-page-break/>Pro první dvě basové struny (E a A ve standardním ladění) je do vnitřního seznamu ještě přidána hodnota -1, což reprezentuje zatlumenou (=nehranou) strunu. Tedy pro první dvě struny je povoleno zatlumení explicitně, u ostatních jen pokud neexistuje hratelná pozice (což je ošetřeno během generování prstokladů).</text:p>
      <text:h text:style-name="P49" text:outline-level="5">b) funkce buttonGeneruj_Click</text:h>
      <text:p text:style-name="P3">Celá funkce je podmíněna tím, že <text:span text:style-name="T8">root</text:span> &gt; -1, tedy že je zvolen základní tón.</text:p>
      <text:p text:style-name="P6"><text:span text:style-name="T4">Nejprve je z komponent </text:span><text:span text:style-name="T5">UDLadeni1 - UDLadeni6</text:span><text:span text:style-name="T4"> dosazeny hodnoty ladění do </text:span><text:span text:style-name="T5">Hmatnik.ladeni</text:span><text:span text:style-name="T4"> pomocí funkce </text:span><text:span text:style-name="T5">Hmatnik.SetLadeni</text:span><text:span text:style-name="T4">, přičemž je ke každé struně přičtena hodnota komponenty </text:span><text:span text:style-name="T5">capoUpDown</text:span><text:span text:style-name="T4"> (umístění kapodastru na n-té pozici zvýší ladění o n půltónů).</text:span></text:p>
      <text:p text:style-name="P6"><text:span text:style-name="T4">Dále je vytvořena instance třídy </text:span><text:span text:style-name="T2">Akord</text:span><text:span text:style-name="T6"> s názvem </text:span><text:span text:style-name="T5">aktualniAkord</text:span><text:span text:style-name="T6">. Do ní je ze vstupních komponent dosazen </text:span><text:span text:style-name="T5">root, tercie, kvinta, septima, nona, undecima, tercdecima, bas a lzeVynechatRoot</text:span><text:span text:style-name="T6">, a to přímo v konstruktoru. Seznam tónů je zatím vytvořen prázdný, dosazujeme do něj až nyní. Jednoduše v cyklu projdeme checkBoxy a tóny odpovídající těm zaškrtnutým přidáme do seznamu.</text:span></text:p>
      <text:p text:style-name="P6"><text:span text:style-name="T6">V další fázi je na instanci </text:span><text:span text:style-name="T5">aktualniAkord </text:span><text:span text:style-name="T6">zavolána metoda</text:span><text:span text:style-name="T5"> VygenerujPrstoklady</text:span></text:p>
      <text:h text:style-name="P48" text:outline-level="5">c) generování</text:h>
      <text:p text:style-name="P4"><text:span text:style-name="T7">Nejprve idea:</text:span><text:span text:style-name="T4"> Funkce má k dispozici seznam tónů v akordu. Nejprve zjistí jejich pozice na hmatníku. Pak zafixuje první pozici na první struně a pokračuje na další strunu. Na té opět zafixuje první pozici a pokračuje dál, postupně až na šestou strunu, čímž je dokončen prstoklad. Zkontroluje se, zda je smysluplný a hratelný, pokud ano, je zařazen do výstupního seznamu. Poté funkce zkusí druhou pozici na šesté struně a opět zkontroluje a případně zařadí. Takto pokračuje, dokud nedojdou pozice na šesté struně. Pak se vrátí o strunu zpět, tam zafixuje další, ještě neprozkoumanou pozici a opět postoupí na šestou strunu, kterou prochází opět od začátku. Tedy procházíme do hloubky strom (resp. přesněji les), jehož listy tvoří kompletní prstoklady a vnitřní uzly prstoklady částečné. Kromě kontroly po nalezení prstokladu provádíme ještě testy během procházení stromu a průběžně jej prořezáváme (například procházet větve vedoucí z částečného prstokladu, kde tiskneme první strunu na třetím a druhou na čtrnáctém pražci, nemá smysl).</text:span></text:p>
      <text:p text:style-name="P4"><text:span text:style-name="T7">Technická realizace:</text:span><text:span text:style-name="T4"> Proces zahajuje "zaváděcí" funkce </text:span><text:span text:style-name="T5">VygenerujPrstoklady</text:span><text:span text:style-name="T4">, která inicializuje potřebné proměnné pro rekurzivně volanou funkci </text:span><text:span text:style-name="T5">DalsiStruna</text:span><text:span text:style-name="T4">, která odvádí nejdůležitější práci. Metoda nejprve vygeneruje pozice tónů na hmatníku, a to pomocí k tomu určené metody statické třídy </text:span><text:span text:style-name="T2">Hmatnik</text:span><text:span text:style-name="T4"> s názvem </text:span><text:span text:style-name="T5">NajdiTonyNaHmatniku</text:span><text:span text:style-name="T4">, které je předán jako argument seznam tónů v aktuálním akordu (this.Tony). Kromě toho však také vygeneruje pozice basového tónu na hmatníku, protože ten je třeba hledat jako první. Až po jeho úspěšném nalezení může funkce hledat ostatní tóny obsažené v akordu. Dostáváme tedy dva seznamy List&lt;List&lt;int&gt;&gt; </text:span><text:span text:style-name="T5">tonyNaHmatniku</text:span><text:span text:style-name="T4"> a </text:span><text:span text:style-name="T5">basyNaHmatniku.</text:span></text:p>
      <text:p text:style-name="P4"><text:span text:style-name="T4">Dále inicializujeme proměnné, které se budou ve funkci DalsiStruna rekurzivně předávat. Jsou to: int[] </text:span><text:span text:style-name="T5">aktualniPrstoklad</text:span><text:span text:style-name="T4"> - pole šesti integerů, ve kterém se předává rozpracovaný prstoklad; <text:s/>List&lt;int[]&gt; </text:span><text:span text:style-name="T5">prstoklady</text:span><text:span text:style-name="T4"> - seznam šestic integerů reprezentujících </text:span><text:span text:style-name="T4">doposud nalezené prstoklady; int </text:span><text:span text:style-name="T5">basNaStrune</text:span><text:span text:style-name="T4"> - proměnná indikující, na které struně byl nalezen basový tón. Tato proměnná pomáhá funkci DalsiStruna při "přepínání" mezi </text:span><text:soft-page-break/><text:span text:style-name="T4">hledáním všech tónů a hledáním pouze basů. Poté je zavolána funkce DalsiStruna, která vygeneruje vhodné prstoklady a uloží je do seznamu List&lt;int[]&gt; </text:span><text:span text:style-name="T5">prstoklady</text:span><text:span text:style-name="T4">, který potom funkce VygenerujPrstoklady vrací jako svůj výstup.</text:span></text:p>
      <text:p text:style-name="P4"><text:span text:style-name="T4">Funkce </text:span><text:span text:style-name="T5">DalsiStruna</text:span><text:span text:style-name="T4"> je volána s těmito parametry: </text:span></text:p>
      <text:p text:style-name="P1"/>
      <text:p text:style-name="P6"><text:span text:style-name="T19"><text:tab/></text:span><text:span text:style-name="T17">private</text:span><text:span text:style-name="T20"> </text:span><text:span text:style-name="T17">void</text:span><text:span text:style-name="T20"> DalsiStruna(</text:span><text:span text:style-name="T17">ref</text:span><text:span text:style-name="T20"> </text:span><text:span text:style-name="T41">List</text:span><text:span text:style-name="T20">&lt;</text:span><text:span text:style-name="T41">List</text:span><text:span text:style-name="T20">&lt;</text:span><text:span text:style-name="T17">int</text:span><text:span text:style-name="T20">&gt;&gt; tonyNaHmatniku, </text:span><text:span text:style-name="T17">ref</text:span><text:span text:style-name="T20"> </text:span><text:span text:style-name="T41">List</text:span><text:span text:style-name="T20">&lt;</text:span><text:span text:style-name="T41">List</text:span><text:span text:style-name="T20">&lt;</text:span><text:span text:style-name="T17">int</text:span><text:span text:style-name="T20">&gt;&gt; <text:tab/>basyNaHmatniku, </text:span><text:span text:style-name="T17">ref</text:span><text:span text:style-name="T20"> </text:span><text:span text:style-name="T17">int</text:span><text:span text:style-name="T20"> basNaStrune, </text:span><text:span text:style-name="T17">ref</text:span><text:span text:style-name="T20"> </text:span><text:span text:style-name="T41">List</text:span><text:span text:style-name="T20">&lt;</text:span><text:span text:style-name="T17">int</text:span><text:span text:style-name="T20">[]&gt; prstoklady, </text:span><text:span text:style-name="T17">int</text:span><text:span text:style-name="T20"> aktualniStruna, </text:span><text:span text:style-name="T17">ref</text:span><text:span text:style-name="T20"> <text:tab/></text:span><text:span text:style-name="T17">int</text:span><text:span text:style-name="T20">[] prstoklad)</text:span></text:p>
      <text:p text:style-name="P8"/>
      <text:p text:style-name="P13"><text:span text:style-name="T22">Funkce je nejprve volána s předem inicializovanými proměnnými, aktualniStruna je rovna 0 (stejně tak jako </text:span><text:span text:style-name="T23">basNaStrune</text:span><text:span text:style-name="T22">). Metoda obsahuje lokální proměnnou List&lt;List&lt;int&gt;&gt; </text:span><text:span text:style-name="T23">naHmatniku</text:span><text:span text:style-name="T22">, do které se v každém volání dosadí buď </text:span><text:span text:style-name="T23">tonyNaHmatniku</text:span><text:span text:style-name="T22">, nebo </text:span><text:span text:style-name="T23">basyNaHmatniku</text:span><text:span text:style-name="T22">, což funkce pozná podle proměnné </text:span><text:span text:style-name="T23">basNaStrune</text:span><text:span text:style-name="T22">. Je-li rovna proměnné </text:span><text:span text:style-name="T23">aktualniStruna</text:span><text:span text:style-name="T22">, znamená to, že jsme ve fázi hledání basového tónu. Je-li nižší, bas už jsme našli na nižší struně a nyní jsme hlouběji v rekurzi a hledáme ostatní tóny.</text:span></text:p>
      <text:p text:style-name="P5"><text:span text:style-name="T22">V každém případě procházíme pozice v seznamu </text:span><text:span text:style-name="T23">naHmatniku[aktualniStruna]</text:span><text:span text:style-name="T22">, přičemž přidáme jeden průchod cyklem navíc. Tento poslední průchod je kontrolní, neboť při procházení si ještě udržujeme lokální booleanovskou proměnnou </text:span><text:span text:style-name="T23">nasel, </text:span><text:span text:style-name="T22">která indikuje, zda byla na aktuální struně nalezena aspoň jedna použitelná pozice. Pokud ne - a </text:span><text:span text:style-name="T23">nasel</text:span><text:span text:style-name="T22"> je tedy po všech průchodech stále false - je v závěrečném kontrolním průchodu dosazena do prsokladu na index aktuální struny hodnota -1, tedy zatlumení. (Tedy: pokud na struně neexistuje použitelná pozice, je povoleno její zatlumení.) V případě, že jsme ve fázi hledání basového tónu (tedy </text:span><text:span text:style-name="T23">basNaStrune</text:span><text:span text:style-name="T22"> == </text:span><text:span text:style-name="T23">aktualniStruna</text:span><text:span text:style-name="T22">), je třeba ještě přesunout hledání basu na další strunu (</text:span><text:span text:style-name="T23">basNaStrune</text:span><text:span text:style-name="T22"> = </text:span><text:span text:style-name="T23">aktualniStruna</text:span><text:span text:style-name="T22"> + 1).</text:span></text:p>
      <text:p text:style-name="P5"><text:span text:style-name="T22">Pokud se nejedná o poslední kontrolní průchod, dosadíme vybraný tón do prstokladu. Vzhledem k tomu, že funkce </text:span><text:span text:style-name="T23">NajdiTonyNaHmatniku </text:span><text:span text:style-name="T22">přidá do seznamu pozic pro první dvě struny i hodnotu -1 (tedy zatlumení), je třeba opět provést kontrolu, zda neprobíhá hledání basu a případně jej opět deklarovat o strunu výše.</text:span></text:p>
      <text:p text:style-name="P5"><text:span text:style-name="T22">Nyní je třeba zkontrolovat smysluplnost částečného prstokladu po přidání nového tónu. O to se stará funkce bool </text:span><text:span text:style-name="T23">JeSmysluplny</text:span><text:span text:style-name="T22">(int[] akord, int aktualniStruna) (viz níže). Pokud je test v pořádku, zkontrolujeme, na které jsme aktuálně struně. Jestliže nejsme na poslední, zavoláme rekurzivně funkci </text:span><text:span text:style-name="T23">DalsiStruna</text:span><text:span text:style-name="T22"> pro </text:span><text:span text:style-name="T23">aktualniStruna + 1.</text:span><text:span text:style-name="T22"> Jestliže jsme na poslední struně a tedy jsme zkompletovali prstoklad, zavoláme druhou testovací funkci s názvem </text:span><text:span text:style-name="T23">ObsahujeVseCoMa</text:span><text:span text:style-name="T22"> a validní prstoklad přidáme do seznamu </text:span><text:span text:style-name="T23">prstoklady</text:span><text:span text:style-name="T22">.</text:span></text:p>
      <text:p text:style-name="P5"><text:span text:style-name="T22">Funkce </text:span><text:span text:style-name="T23">JeSmysluplny</text:span><text:span text:style-name="T22"> testuje částečný prstoklad. Ten získáme z parametru </text:span><text:span text:style-name="T23">prstoklad</text:span><text:span text:style-name="T22">, z něhož vybereme prvních x tónů - x je dáno druhým parametrem </text:span><text:span text:style-name="T23">aktualniStruna</text:span><text:span text:style-name="T22"> - a vytvoříme z nich pomocnou proměnnou </text:span><text:span text:style-name="T23">int[] KPorovnani</text:span><text:span text:style-name="T22">. Následují jednotlivé podmínky. Zatím jedinou implementovanou podmínkou je test na rozpětí prstokladu. (V úvahu přichází i další testy, avšak prořezávání, které by způsobily, je oproti skutečně velice efektivní podmínce na rozpětí prstokladu zanedbatelné.) Test na rozpětí (tedy nejnižší a nejvyšší pražec, na kterém se prstoklad drží) je realizován funkci </text:span><text:span text:style-name="T23">MaxRozptyl</text:span><text:span text:style-name="T22">, která je posléze porovnána s konstantou třídy </text:span><text:span text:style-name="T25">Akord</text:span><text:span text:style-name="T22"> </text:span><text:span text:style-name="T23">MAXROZPETI</text:span><text:span text:style-name="T22">. </text:span></text:p>
      <text:p text:style-name="P5"><text:span text:style-name="T22">Funkce </text:span><text:span text:style-name="T23">MaxRozptyl</text:span><text:span text:style-name="T22"> vrací maximální vzdálenost dvou tónů v prstokladu, tedy maximální počet pražců, přes které by bylo třeba roztáhnout prsty. <text:s/>Princip je prostý. </text:span><text:span text:style-name="T22">Nejprve z prstokladu eliminujeme prázdné a zatlumené struny (ty se nechytají, takže na </text:span><text:soft-page-break/><text:span text:style-name="T22">rozpětí nemají vliv) a ze zbylých pak vybereme minimum a maximum, jejichž rozdíl je požadovaným výsledkem.</text:span></text:p>
      <text:p text:style-name="P5"><text:span text:style-name="T22">Funkce </text:span><text:span text:style-name="T23">ObahujeVseCoMa</text:span><text:span text:style-name="T22"> kontroluje </text:span><text:span text:style-name="T26">kompletní</text:span><text:span text:style-name="T22"> prstoklad před jeho zařazením do výstupního seznamu. </text:span></text:p>
      <text:p text:style-name="P22">Zde je třeba zmínit jednu věc. Původní myšlenkou bylo, že před zařazením nového prstokladu se zkontroluje jednak tónová kompletnost, ale také hratelnost prstokladu (tedy jestli může daný prstoklad chytnout obyčejný smrtelník pěti prsty). První složka je implementována v této funkci, od té druhé jsem nakonec upustil. Otázka, který prstoklad ještě jde zahrát a který již ne, je totiž velice subjektivní a závisí i na fyzických dispozicích kytaristy. Někde pomohou dlouhé prsty, někde vhodně chycené baré (prst položený přes více strun) - viděl jsem dokonce kytaristy, kteří zmáčknou špičkou jednoho prstu dvě sousední struny. Proto je testování hratelnosti nastaveno velice tolerantně a na výstupu se tak mohou objevit i velice krkolomné prstoklady. Zde je tedy na každém kytaristovi, aby si vybral ten, na které jeho možnosti stačí. Obratnější hráči tak na druhou stranu nejsou ochuzeni o některé exotické a nezvyklé prstoklady.</text:p>
      <text:p text:style-name="P5"><text:span text:style-name="T22">Nejprve jsou z aktuálního prstokladu vyextrahovány v něm obsažené tóny do proměnné </text:span><text:span text:style-name="T23">tonyVPrstokladu. </text:span><text:span text:style-name="T22">Tóny se vypočtou z aktuálního ladění a pozic v prstokladu na jednotlivých strunách. Duplicitní tóny se nezařazují vícekrát. Pak se tento vzniklý seznam porovná se seznamem tónů obsažených v aktuálním akordu (this.Tony). Pokud žádný nechybí, funkce vrátí true.</text:span></text:p>
      <text:p text:style-name="P5"><text:span text:style-name="T22">Před porovnáním seznamů je třeba ještě ošetřit případ "velkých akordů", jako jsou například tercdecimové akordy ("třináctky"). Například akord C</text:span><text:span text:style-name="T28">13</text:span><text:span text:style-name="T22"> obsahuje tóny C, E, G, B, D, F a A; celkem tedy sedm tónů. Což je na šestistrunnou kytaru docela velké sousto. Proto se na akordy s velkým počtem tónů nejprve volá funkce </text:span><text:span text:style-name="T23">VypustVhodneTony. </text:span><text:span text:style-name="T22">Ta v souladu s hudební teorií určí tóny, jejichž funkce v akordu není až tak významná a mohou být z prstokladu vypuštěny. Kromě toho také může vypustit základní tón, pokud toto uživatel povolí zaškrtnutím checkBoxu </text:span><text:span text:style-name="T23">checkVynechRoot.</text:span><text:span text:style-name="T22"> Toto je častá praxe v jazzových uskupeních, kde základní tón často hraje basa či basová kytara a kytarista tedy může starost o něj přenechat basistovi a zaměřit se na vyšší harmonie.</text:span></text:p>
      <text:h text:style-name="P51" text:outline-level="5">d) ohodnocení prstokladů</text:h>
      <text:p text:style-name="P9">Nyní tedy máme seznam vhodných prstokladů. Před jejich vypsáním/vykreslením je však ještě vhodné je setřídit. Jak už bylo zmíněno v předchozí sekci, generátor je nastaven velmi tolerantně, my však chceme, aby byly ty krkolomnější a exotičtější prstoklady zařazeny až na konec a na prvních místech aby byly naopak prstoklady pohodlnější a jednodušší. Nejprve tedy prstoklady ohodnotíme podle několika kritérií, a poté je vhodně seřadíme.</text:p>
      <text:h text:style-name="P54" text:outline-level="6"><text:span text:style-name="T22">i) třída </text:span><text:span text:style-name="T26">Prstoklad</text:span></text:h>
      <text:p text:style-name="P30"><text:span text:style-name="T22">Tato jednoduchá pomocná třída obsahuje dvě proměnné: int[] </text:span><text:span text:style-name="T23">prazceVPrstokladu </text:span><text:span text:style-name="T22">- tedy samotná šestice pozic na jednotlivých strunách; a int </text:span><text:span text:style-name="T23">penalizace</text:span><text:span text:style-name="T22"> - celočíselná hodnota udržující hodnocení prstokladu. Penalizace má negativní charakter - tedy čím vyšší penalizace, tím hůře. Dále už ve třídě najdeme jen odpovídající properties a konstruktor.</text:span></text:p>
      <text:h text:style-name="P57" text:outline-level="6"><text:soft-page-break/>ii) funkce OhodnotPrstoklady</text:h>
      <text:p text:style-name="P26"><text:span text:style-name="T22">Vstupním parametrem je seznam</text:span><text:span text:style-name="T23"> </text:span><text:span text:style-name="T24">List&lt;int[]&gt;</text:span><text:span text:style-name="T23"> vhodnePrstoklady</text:span><text:span text:style-name="T24">, výstup je ve stejném formátu. Funkce inicializuje lokální proměnnou </text:span><text:span text:style-name="T23">List&lt;Prstoklad&gt; prstokladySHodnocenim, </text:span><text:span text:style-name="T24">tedy seznam prstokladů - tentokrát už i s hodnocením. Poté prochází položky v seznamu </text:span><text:span text:style-name="T23">vhodnePrstoklady</text:span><text:span text:style-name="T24">, každý prstoklad ohodnotí a přidá do seznamu </text:span><text:span text:style-name="T23">prstokladySHodnocenim.</text:span></text:p>
      <text:p text:style-name="P29"><text:span text:style-name="T22">Kritéria hodnocení jsou tři: </text:span><text:span text:style-name="T33">počet vynechaných tónů</text:span><text:span text:style-name="T34">, </text:span><text:span text:style-name="T33">pozice na hmatníku</text:span><text:span text:style-name="T34"> a </text:span><text:span text:style-name="T33">počet zatlumených strun</text:span><text:span text:style-name="T22"> (v pořadí od nejzávažnějšího). </text:span><text:span text:style-name="T40">Počet vynechaných tónů</text:span><text:span text:style-name="T22"> se vztahuje na "velké akordy", na které byla volána funkce </text:span><text:span text:style-name="T23">VypustVhodneTony</text:span><text:span text:style-name="T22">. Čím méně jich bylo vypuštěno, tím lépe. Každý vynechaný tón má váhu sta "trestných bodů". </text:span><text:span text:style-name="T40">Pozice na hmatníku</text:span><text:span text:style-name="T22"> je reprezentována pozicí nejvýše položeného pražce v prstokladu. Čím níže je akord umístěn, tím pohodlněji se hraje. Váha kritéria je nastavena takto: </text:span><text:span text:style-name="T26">penalizace += prstoklad.Max() * 10</text:span><text:span text:style-name="T22">. Posledním kritériem je </text:span><text:span text:style-name="T40">počet zatlumených not</text:span><text:span text:style-name="T22">. Za každou -1 v prstokladu je jeden trestný bod, neboť prstoklady, kde se tlumí struny, nemají tak bohatý a hutný zvuk.</text:span></text:p>
      <text:p text:style-name="P29"><text:span text:style-name="T22">Prstoklady v seznamu </text:span><text:span text:style-name="T23">prstokladySHodnocenim</text:span><text:span text:style-name="T22"> nyní setřídíme podle penalizace (pomůžeme si uživatelsky definovanou porovnávací funkci typu Comparison&lt;Prstoklad&gt;. Do výstupního seznamu </text:span><text:span text:style-name="T23">List&lt;int[]&gt; serazenePrstoklady</text:span><text:span text:style-name="T22"> zkopírujeme už opět pouze šestice čísel (</text:span><text:span text:style-name="T23">prazceVPrstokladu</text:span><text:span text:style-name="T22">), penalizaci už nepotřebujeme.</text:span></text:p>
      <text:h text:style-name="P45" text:outline-level="3">4. Výpis</text:h>
      <text:p text:style-name="P6"><text:span text:style-name="T22">Setříděné prstoklady máme nyní v proměnné </text:span><text:span text:style-name="T23">ohodnocenePrstoklady</text:span><text:span text:style-name="T24">, před zavoláním funkce </text:span><text:span text:style-name="T23">Vypis()</text:span><text:span text:style-name="T24"> si ještě vygenerujeme harmonické značky pro jednotlivé tóny vzhledem k aktuálnímu akordu. Budeme je později vypisovat pod diagram k jednotlivým tónům.</text:span></text:p>
      <text:h text:style-name="P52" text:outline-level="5">a) harmonické značky</text:h>
      <text:p text:style-name="P6"><text:span text:style-name="T24">Funkce </text:span><text:span text:style-name="T23">VygenerujZnacky </text:span><text:span text:style-name="T24">je metodou třídy </text:span><text:span text:style-name="T25">Akord.</text:span><text:span text:style-name="T27"> </text:span><text:span text:style-name="T31">Pro každý tón od C až po H vygeneruje "značku" - tedy zkratku pro jeho harmonickou funkci v akordu (případně prázdný řetězec, pokud v akordu není). Značky se ukládají do pole dvanácti stringů </text:span><text:span text:style-name="T30">znacky.</text:span><text:span text:style-name="T31"> Základní tón má značku '</text:span><text:span text:style-name="T30">R</text:span><text:span text:style-name="T31">' (root), basový tón </text:span><text:span text:style-name="T30">(B) </text:span><text:span text:style-name="T31">- pokud neplní jinou harmonickou funkci v akordu. Ostatní tóny jsou značeny např. '</text:span><text:span text:style-name="T30">5</text:span><text:span text:style-name="T31">' (kvinta), '</text:span><text:span text:style-name="T30">11#</text:span><text:span text:style-name="T31">' (zvětšená undecima), '</text:span><text:span text:style-name="T30">m3</text:span><text:span text:style-name="T31">' (malá tercie) apod. Při přiřazování značek opět záleží na pořadí, neboť v akordu může zase docházet ke kolizím. Např. akord může obsahovat zároveň velkou nónu a zmenšenou tercii - což je ve skutečnosti tentýž tón. (Pozn.: Zadávat akord takto samozřejmě nedává smysl, nicméně teoreticky to možné je.) V takovém případě chceme, aby značka pro tercii přepsala značku pro nónu. Proto harmonické funkce vyhodnocujeme v pořadí: nóna, undecima, tercdecima; tercie, kvinta, septima. Tedy intervaly "přes oktávu" jsou označovány jako první, intervaly "pod oktávou" až poté, takže je mohou přepsat.</text:span></text:p>
      <text:h text:style-name="P53" text:outline-level="5">b) funkce Vypis</text:h>
      <text:p text:style-name="P4"><text:span text:style-name="T29">Funkce převede prstoklady v seznamu </text:span><text:span text:style-name="T30">ohodnocenePrstoklady</text:span><text:span text:style-name="T29"> do textové podoby a vypíše je do ListBoxu </text:span><text:span text:style-name="T30">listOut. </text:span><text:span text:style-name="T29">První prstoklad vykreslí do diagramu. Textová reprezentace prstokladu vypadá např. následovně: </text:span><text:span text:style-name="T37"><text:s/></text:span><text:span text:style-name="T38">X | X | 0 | 2 | 3 | 2 </text:span><text:span text:style-name="T36">.</text:span><text:span text:style-name="T35"> </text:span><text:span text:style-name="T39">Znamená to: </text:span><text:soft-page-break/><text:span text:style-name="T39">struny E a A nehrát/tlumit, strunu D nechat znít prázdnou, strunu G držet na druhém pražci, strunu H na třetím a nejvyšší strunu E opět na druhém.</text:span></text:p>
      <text:p text:style-name="P4"><text:span text:style-name="T29">Nejprve je deklarována lokální proměnná </text:span><text:span text:style-name="T30">List&lt;string&gt; items</text:span><text:span text:style-name="T29">, do které budeme přidávat textové prstoklady. Následně v cyklu procházíme </text:span><text:span text:style-name="T30">ohodnocenePrstoklady</text:span><text:span text:style-name="T29"> a ve </text:span><text:span text:style-name="T26">StringBuilderu</text:span><text:span text:style-name="T29"> </text:span><text:span text:style-name="T30">item</text:span><text:span text:style-name="T29"> vytváříme textovou reprezentaci každého jednotlivého prstokladu. Pro každý prstoklad procházíme struny od nejnižší a pomocí funkce Append připojíme odpovídající číslo pražce do proměnné </text:span><text:span text:style-name="T30">item.</text:span><text:span text:style-name="T29"> Místo -1 připojíme X. Tóny oddělujeme znakem '|' a vhodným počtem mezer. Hotový prstoklad v proměnné </text:span><text:span text:style-name="T30">item</text:span><text:span text:style-name="T29"> převedeme na string a přidáme do seznamu </text:span><text:span text:style-name="T30">items. </text:span><text:span text:style-name="T29">Po dokončení cyklu celý seznam přiřadíme jako </text:span><text:span text:style-name="T26">DataSource</text:span><text:span text:style-name="T29"> pro komponentu </text:span><text:span text:style-name="T30">listOut. </text:span><text:span text:style-name="T29">Na závěr funkce </text:span><text:span text:style-name="T30">Vypis </text:span><text:span text:style-name="T29">zavolá funkci </text:span><text:span text:style-name="T30">PrekresliDiagram</text:span><text:span text:style-name="T29"> na první prstoklad. </text:span></text:p>
      <text:p text:style-name="P4"><text:span text:style-name="T29">V seznamu prstokladů </text:span><text:span text:style-name="T30">listOut </text:span><text:span text:style-name="T29">lze po vygenerování listovat pomocí tlačítek </text:span><text:span text:style-name="T30">buttonPredchozi </text:span><text:span text:style-name="T29">a </text:span><text:span text:style-name="T30">buttonDalsi</text:span><text:span text:style-name="T29">. Zešednutí tlačítek na začátku a na konci seznamu zařídí fukce </text:span><text:span text:style-name="T30">listOut_SelectedIndexChanged, </text:span><text:span text:style-name="T29">která detekuje přelistování na první či poslední položku v seznamu a příslušné tlačítko zneaktivní. Při listování seznamem je pokaždé opětovně volána funkce </text:span><text:span text:style-name="T30">PrekresliDiagram.</text:span></text:p>
      <text:h text:style-name="P53" text:outline-level="5">c) funkce PrekresliDiagram</text:h>
      <text:p text:style-name="P4"><text:span text:style-name="T29">Funkce vykreslí diagram do objektu </text:span><text:span text:style-name="T30">pictureBox1</text:span><text:span text:style-name="T29"> a vyplní popisky pod diagramem - pod každou hranou strunou je popisek s názvem znějícího tónu a jeho harmonickou funkcí v akordu. Mimo to také přepne indikátor </text:span><text:span text:style-name="T30">kresliSe</text:span><text:span text:style-name="T29"> na true.</text:span></text:p>
      <text:h text:style-name="P58" text:outline-level="6">i) diagram</text:h>
      <text:p text:style-name="P26"><text:span text:style-name="T29">Pro vykreslení diagramu použijeme čtyři externí obrázky: </text:span><text:span text:style-name="T30">background.png, dot.bmp, cross.bmp </text:span><text:span text:style-name="T31">a</text:span><text:span text:style-name="T30"> emptydot.bmp</text:span><text:span text:style-name="T29">. Kreslíme na objekt </text:span><text:span text:style-name="T30">pictureBox1</text:span><text:span text:style-name="T31">, na němž tedy vytvoříme objekt </text:span><text:span text:style-name="T30">grafika</text:span><text:span text:style-name="T31"> třídy </text:span><text:span text:style-name="T25">Graphics</text:span><text:span text:style-name="T31"> pomocí funkce </text:span><text:span text:style-name="T30">CreateGraphics</text:span><text:span text:style-name="T31">. Nejprve vykreslíme pozadí metodou </text:span><text:span text:style-name="T30">DrawImage</text:span><text:span text:style-name="T31">. Pak se vyrovnáme s omezením kreslící plochy - konkrétně s faktem, že diagram má pouze pět pražců. Pro výše umístěné prstoklady se zobrazení posouvá a pouze vedle diagramu upravíme popisek s informací, od kterého pražce je diagram vykreslen. Technicky to provedeme takto: vybereme nejvýše umístěnou pozici z prstokladu. Pokud je větší než 5, nastává posun. Nyní ze seznamu všech pozic v prstokladu opět smažeme prázdné či zatlumené noty (neboť ty se vykreslují symbolicky </text:span><text:span text:style-name="T32">nad</text:span><text:span text:style-name="T31"> diagram) a ze zbylých vybereme minimum. <text:s/>Od tohoto pražce se tedy bude vykreslovat. Tuto informaci udržujeme v proměnné </text:span><text:span text:style-name="T30">prazec</text:span><text:span text:style-name="T31"> a rovněž ji vypíšeme do popisku vedle diagramu.</text:span></text:p>
      <text:p text:style-name="P26"><text:span text:style-name="T31">Nyní vykreslíme samotný prstoklad formou koleček a křížků. Procházíme prstoklad po strunách a podle pozice vykreslíme: </text:span><text:span text:style-name="T33">křížek</text:span><text:span text:style-name="T31"> pro zatlumenou strunu, </text:span><text:span text:style-name="T33">prázdné</text:span><text:span text:style-name="T32"> </text:span><text:span text:style-name="T33">kolečko</text:span><text:span text:style-name="T31"> pro otevřenou strunu a </text:span><text:span text:style-name="T33">plné</text:span><text:span text:style-name="T32"> </text:span><text:span text:style-name="T33">kolečko</text:span><text:span text:style-name="T31"> pro tisknutou strunu. Křížek a prázdné kolečko kreslíme nad diagram, plné kolečko na odpovídající pozici v obrázku. Tu vypočteme z indexu aktuálně zpracovávané struny, čísla pražce v prstokladu a posunu zobrazení uloženého v proměnné </text:span><text:span text:style-name="T30">prazec. </text:span><text:span text:style-name="T31">Pokud vhodně zvolíme číselné konstanty, tečky se vykreslí přesně na místa na hmatníku, která se mají držet.</text:span></text:p>
      <text:h text:style-name="P58" text:outline-level="6"><text:soft-page-break/>ii) popisky</text:h>
      <text:p text:style-name="P26"><text:span text:style-name="T29">Pro každou strunu vypočteme z ladění a tisknutého pražce aktuálně hraný tón. Ten je ve formátu čísla od 1 do 12. Skutečné názvy tónů udržujeme ve statické třídě </text:span><text:span text:style-name="T25">Tony</text:span><text:span text:style-name="T31"> - ta obsahuje pouze pole dvanácti stringů odpovídajících jednotlivým tónům a metodu </text:span><text:span text:style-name="T30">VratNazev(int index)</text:span><text:span text:style-name="T31">, která "převádí" vstupní celočíselný formát tónu na jeho název. Pomocí této funkce tedy získáme název aktuálně znějícího tónu a ten doplníme do popisku pod aktuální strunou. Do popisku ve druhém řádku doplníme harmonickou funkci tónu, kterou už jsme si předem vygenerovali a je uložena v poli </text:span><text:span text:style-name="T30">znacky</text:span><text:span text:style-name="T31">. </text:span></text:p>
      <text:h text:style-name="P46" text:outline-level="3">5. Závěr</text:h>
      <text:p text:style-name="P10">Program je vystavěn s ohledem na co největší modularitu a s tím související možnost pozdějších rozšíření. Nabízí se například implementování více kritérií třídění prstokladů, více podmínek pro hratelnost, rozšíření výstupu o dodatečné informace o akordu a použitelných stupnicích, uživatelské hodnocení prstokladů ("oblíbené" prstoklady pro daný akord), multimediální modul, který by dokázal akord přehrát, a mnohé další.</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Palatino Linotype1" svg:font-family="'Palatino Linotype'" style:font-family-generic="roman" style:font-pitch="variable"/>
    <style:font-face style:name="Palatino Linotype" svg:font-family="'Palatino Linotype'" style:font-adornments="obyčej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tučné"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011cm" fo:text-align="justify" style:justify-single-word="false" fo:text-indent="0.6cm" style:auto-text-indent="false" style:page-number="auto"/>
      <style:text-properties style:font-name="Palatino Linotyp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Verdan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shadow="non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left="0.76cm" fo:margin-right="0cm"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r Martišek</meta:initial-creator>
    <meta:creation-date>2011-12-14T16:55:32.94</meta:creation-date>
    <dc:date>2012-08-14T23:03:26.11</dc:date>
    <dc:creator>Petr Martišek</dc:creator>
    <meta:editing-duration>PT184H18M36S</meta:editing-duration>
    <meta:editing-cycles>37</meta:editing-cycles>
    <meta:generator>OpenOffice.org/3.1$Win32 OpenOffice.org_project/310m19$Build-9420</meta:generator>
    <meta:document-statistic meta:table-count="2" meta:image-count="0" meta:object-count="0" meta:page-count="13" meta:paragraph-count="238" meta:word-count="4939" meta:character-count="33433"/>
  </office:meta>
</office:document-meta>
</file>